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9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35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5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name-complex="Arial2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1"/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Object Viewer</text:p>
          </table:table-cell>
          <table:table-cell table:style-name="ce2"/>
          <table:table-cell/>
          <table:table-cell table:style-name="ce2" office:value-type="string">
            <text:p>Librarie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Parameters:</text:p>
          </table:table-cell>
          <table:table-cell table:style-name="ce3"/>
          <table:table-cell/>
          <table:table-cell table:style-name="ce3" office:value-type="string">
            <text:p>Load libraries from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10" office:value-type="string">
            <text:p>../../bi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1" table:formula="of:=TRUE()" office:value-type="boolean" office:boolean-value="true">
            <text:p>WAH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Result: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formula="of:=INFO.OBBA.OBBA.OBCONTROLPANELSETVISIBLE([.C7])" office:value-type="boolean" office:boolean-value="true">
            <text:p>WAHR</text:p>
          </table:table-cell>
          <table:table-cell table:number-columns-repeated="2"/>
          <table:table-cell table:style-name="ce3" office:value-type="string">
            <text:p>Result: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CLASSES([.F7];[.F8])" office:value-type="string" office:string-value="/Users/fries/Documents/Development/finmath experiments/spreadsheets/Pseudo Random and Low Discrepancy Sequences/../../bin">
            <text:p>/Users/fries/Documents/Development/finmath experiments/spreadsheets/Pseudo Random and Low Discrepancy Sequences/../../bi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Obba Version</text:p>
          </table:table-cell>
          <table:table-cell table:style-name="ce5"/>
          <table:table-cell/>
          <table:table-cell table:style-name="ce2" office:value-type="string">
            <text:p>Reference cell below to ensure lib is loaded: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6" table:number-columns-repeated="2"/>
          <table:table-cell/>
          <table:table-cell table:style-name="ce9" table:formula="of:=IF(ISERROR([.F11]);NA();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Result: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7">
            <text:p>3.1.7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lton Sequence" table:style-name="ta1" table:print="false"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47" table:default-cell-style-name="Default"/>
        <table:table-column table:style-name="co6" table:number-columns-repeated="767" table:default-cell-style-name="Default"/>
        <table:table-row table:style-name="ro2">
          <table:table-cell table:style-name="ce1" table:number-columns-repeated="8"/>
          <table:table-cell table:style-name="ce10"/>
          <table:table-cell table:style-name="ce1" table:number-columns-repeated="248"/>
          <table:table-cell table:number-columns-repeated="767"/>
        </table:table-row>
        <table:table-row table:style-name="ro3">
          <table:table-cell table:style-name="ce12"/>
          <table:table-cell table:style-name="ce13" office:value-type="string">
            <text:p>This sheet illustrates two dimensional sampling points from a Halton sequence</text:p>
          </table:table-cell>
          <table:table-cell table:style-name="ce12" table:number-columns-repeated="6"/>
          <table:table-cell table:style-name="ce20"/>
          <table:table-cell table:style-name="ce12" table:number-columns-repeated="1015"/>
        </table:table-row>
        <table:table-row table:style-name="ro2">
          <table:table-cell table:style-name="ce12"/>
          <table:table-cell table:style-name="ce14" office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2" table:number-columns-repeated="6"/>
          <table:table-cell table:style-name="ce20"/>
          <table:table-cell table:style-name="ce12" table:number-columns-repeated="1015"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248"/>
          <table:table-cell table:number-columns-repeated="767"/>
        </table:table-row>
        <table:table-row table:style-name="ro2">
          <table:table-cell table:style-name="ce1"/>
          <table:table-cell table:style-name="ce2" office:value-type="string">
            <text:p>Halton Sequence</text:p>
          </table:table-cell>
          <table:table-cell table:style-name="ce2"/>
          <table:table-cell table:style-name="ce1" table:number-columns-repeated="4"/>
          <table:table-cell table:style-name="ce17" office:value-type="string">
            <text:p>Halton sequence</text:p>
          </table:table-cell>
          <table:table-cell table:style-name="ce21"/>
          <table:table-cell table:style-name="ce17"/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8"/>
          <table:table-cell table:style-name="ce10"/>
          <table:table-cell table:style-name="ce1" table:number-columns-repeated="248"/>
          <table:table-cell table:number-columns-repeated="767"/>
        </table:table-row>
        <table:table-row table:style-name="ro2">
          <table:table-cell table:style-name="ce1"/>
          <table:table-cell table:style-name="ce3" office:value-type="string">
            <text:p>Parameters:</text:p>
          </table:table-cell>
          <table:table-cell table:style-name="ce3"/>
          <table:table-cell table:style-name="ce1" table:number-columns-repeated="4"/>
          <table:table-cell table:style-name="ce18" office:value-type="string">
            <text:p>i</text:p>
          </table:table-cell>
          <table:table-cell table:style-name="ce22" office:value-type="string">
            <text:p>x1</text:p>
          </table:table-cell>
          <table:table-cell table:style-name="ce18" office:value-type="string">
            <text:p>x2</text:p>
          </table:table-cell>
          <table:table-cell table:style-name="ce25"/>
          <table:table-cell table:style-name="ce1" table:number-columns-repeated="246"/>
          <table:table-cell table:number-columns-repeated="767"/>
        </table:table-row>
        <table:table-row table:style-name="ro2">
          <table:table-cell table:style-name="ce1"/>
          <table:table-cell table:style-name="ce1" office:value-type="string">
            <text:p>base1</text:p>
          </table:table-cell>
          <table:table-cell table:style-name="ce16" office:value-type="float" office:value="2">
            <text:p>2</text:p>
          </table:table-cell>
          <table:table-cell table:style-name="ce1" table:number-columns-repeated="4"/>
          <table:table-cell table:style-name="ce19" office:value-type="float" office:value="0">
            <text:p>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])))" office:value-type="float" office:value="0.5">
            <text:p>0,500</text:p>
          </table:table-cell>
          <table:table-cell table:style-name="ce24" office:value-type="float" office:value="0.333333333333333">
            <text:p>0,33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/>
          <table:table-cell table:style-name="ce1" office:value-type="string">
            <text:p>base2</text:p>
          </table:table-cell>
          <table:table-cell table:style-name="ce16" office:value-type="float" office:value="3">
            <text:p>3</text:p>
          </table:table-cell>
          <table:table-cell table:style-name="ce1" table:number-columns-repeated="4"/>
          <table:table-cell table:style-name="ce19" office:value-type="float" office:value="1">
            <text:p>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])))" office:value-type="float" office:value="0.25">
            <text:p>0,250</text:p>
          </table:table-cell>
          <table:table-cell table:style-name="ce24" office:value-type="float" office:value="0.666666666666667">
            <text:p>0,666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">
            <text:p>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])))" office:value-type="float" office:value="0.75">
            <text:p>0,750</text:p>
          </table:table-cell>
          <table:table-cell table:style-name="ce24" office:value-type="float" office:value="0.111111111111111">
            <text:p>0,111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/>
          <table:table-cell table:style-name="ce3" office:value-type="string">
            <text:p>Object:</text:p>
          </table:table-cell>
          <table:table-cell table:style-name="ce3"/>
          <table:table-cell table:style-name="ce1" table:number-columns-repeated="4"/>
          <table:table-cell table:style-name="ce19" office:value-type="float" office:value="3">
            <text:p>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])))" office:value-type="float" office:value="0.125">
            <text:p>0,125</text:p>
          </table:table-cell>
          <table:table-cell table:style-name="ce24" office:value-type="float" office:value="0.444444444444444">
            <text:p>0,444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/>
          <table:table-cell table:style-name="ce15" table:formula="of:=INFO.OBBA.OBBA.OBMAKE(&quot;haltonSequence&quot;;obLibs&amp;&quot;net.finmath.experiments.monteCarlo.lowDiscrepancySequence.HaltonSequence&quot;;INFO.OBBA.OBBA.OBMAKE(&quot;&quot;;&quot;int[]&quot;;[.C8:.C9]))" office:value-type="string" office:string-value="haltonSequence &#10;[15547]">
            <text:p>haltonSequence </text:p>
            <text:p>[15547]</text:p>
          </table:table-cell>
          <table:table-cell table:style-name="ce1" table:number-columns-repeated="5"/>
          <table:table-cell table:style-name="ce19" office:value-type="float" office:value="4">
            <text:p>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])))" office:value-type="float" office:value="0.625">
            <text:p>0,625</text:p>
          </table:table-cell>
          <table:table-cell table:style-name="ce24" office:value-type="float" office:value="0.777777777777778">
            <text:p>0,777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/>
          <table:table-cell table:style-name="ce1">
            <draw:frame table:end-cell-address="'Halton Sequence'.G31" table:end-x="1.2cm" table:end-y="0.084cm" draw:z-index="0" draw:style-name="gr1" svg:width="10.98cm" svg:height="7.426cm" svg:x="0.056cm" svg:y="0.344cm">
              <draw:object draw:notify-on-update-of-ranges="'Halton Sequence'.I8:'Halton Sequence'.I507 'Halton Sequence'.J8:'Halton Sequence'.J5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19" office:value-type="float" office:value="5">
            <text:p>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])))" office:value-type="float" office:value="0.375">
            <text:p>0,375</text:p>
          </table:table-cell>
          <table:table-cell table:style-name="ce24" office:value-type="float" office:value="0.222222222222222">
            <text:p>0,222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">
            <text:p>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])))" office:value-type="float" office:value="0.875">
            <text:p>0,875</text:p>
          </table:table-cell>
          <table:table-cell table:style-name="ce24" office:value-type="float" office:value="0.555555555555556">
            <text:p>0,555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">
            <text:p>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])))" office:value-type="float" office:value="0.0625">
            <text:p>0,063</text:p>
          </table:table-cell>
          <table:table-cell table:style-name="ce24" office:value-type="float" office:value="0.888888888888889">
            <text:p>0,888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">
            <text:p>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])))" office:value-type="float" office:value="0.5625">
            <text:p>0,563</text:p>
          </table:table-cell>
          <table:table-cell table:style-name="ce24" office:value-type="float" office:value="0.037037037037037">
            <text:p>0,037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">
            <text:p>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])))" office:value-type="float" office:value="0.3125">
            <text:p>0,313</text:p>
          </table:table-cell>
          <table:table-cell table:style-name="ce24" office:value-type="float" office:value="0.37037037037037">
            <text:p>0,370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">
            <text:p>1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])))" office:value-type="float" office:value="0.8125">
            <text:p>0,813</text:p>
          </table:table-cell>
          <table:table-cell table:style-name="ce24" office:value-type="float" office:value="0.703703703703704">
            <text:p>0,703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">
            <text:p>1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])))" office:value-type="float" office:value="0.1875">
            <text:p>0,188</text:p>
          </table:table-cell>
          <table:table-cell table:style-name="ce24" office:value-type="float" office:value="0.148148148148148">
            <text:p>0,148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">
            <text:p>1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])))" office:value-type="float" office:value="0.6875">
            <text:p>0,688</text:p>
          </table:table-cell>
          <table:table-cell table:style-name="ce24" office:value-type="float" office:value="0.481481481481481">
            <text:p>0,481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">
            <text:p>1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])))" office:value-type="float" office:value="0.4375">
            <text:p>0,438</text:p>
          </table:table-cell>
          <table:table-cell table:style-name="ce24" office:value-type="float" office:value="0.814814814814815">
            <text:p>0,814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">
            <text:p>1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])))" office:value-type="float" office:value="0.9375">
            <text:p>0,938</text:p>
          </table:table-cell>
          <table:table-cell table:style-name="ce24" office:value-type="float" office:value="0.259259259259259">
            <text:p>0,259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">
            <text:p>1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])))" office:value-type="float" office:value="0.03125">
            <text:p>0,031</text:p>
          </table:table-cell>
          <table:table-cell table:style-name="ce24" office:value-type="float" office:value="0.592592592592593">
            <text:p>0,59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">
            <text:p>1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])))" office:value-type="float" office:value="0.53125">
            <text:p>0,531</text:p>
          </table:table-cell>
          <table:table-cell table:style-name="ce24" office:value-type="float" office:value="0.925925925925926">
            <text:p>0,925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">
            <text:p>1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])))" office:value-type="float" office:value="0.28125">
            <text:p>0,281</text:p>
          </table:table-cell>
          <table:table-cell table:style-name="ce24" office:value-type="float" office:value="0.0740740740740741">
            <text:p>0,074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">
            <text:p>1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])))" office:value-type="float" office:value="0.78125">
            <text:p>0,781</text:p>
          </table:table-cell>
          <table:table-cell table:style-name="ce24" office:value-type="float" office:value="0.407407407407407">
            <text:p>0,407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">
            <text:p>1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])))" office:value-type="float" office:value="0.15625">
            <text:p>0,156</text:p>
          </table:table-cell>
          <table:table-cell table:style-name="ce24" office:value-type="float" office:value="0.740740740740741">
            <text:p>0,740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">
            <text:p>2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])))" office:value-type="float" office:value="0.65625">
            <text:p>0,656</text:p>
          </table:table-cell>
          <table:table-cell table:style-name="ce24" office:value-type="float" office:value="0.185185185185185">
            <text:p>0,185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">
            <text:p>2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])))" office:value-type="float" office:value="0.40625">
            <text:p>0,406</text:p>
          </table:table-cell>
          <table:table-cell table:style-name="ce24" office:value-type="float" office:value="0.518518518518518">
            <text:p>0,518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">
            <text:p>2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])))" office:value-type="float" office:value="0.90625">
            <text:p>0,906</text:p>
          </table:table-cell>
          <table:table-cell table:style-name="ce24" office:value-type="float" office:value="0.851851851851852">
            <text:p>0,85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">
            <text:p>2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])))" office:value-type="float" office:value="0.09375">
            <text:p>0,094</text:p>
          </table:table-cell>
          <table:table-cell table:style-name="ce24" office:value-type="float" office:value="0.296296296296296">
            <text:p>0,296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">
            <text:p>2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])))" office:value-type="float" office:value="0.59375">
            <text:p>0,594</text:p>
          </table:table-cell>
          <table:table-cell table:style-name="ce24" office:value-type="float" office:value="0.62962962962963">
            <text:p>0,629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">
            <text:p>2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])))" office:value-type="float" office:value="0.34375">
            <text:p>0,344</text:p>
          </table:table-cell>
          <table:table-cell table:style-name="ce24" office:value-type="float" office:value="0.962962962962963">
            <text:p>0,963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">
            <text:p>2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])))" office:value-type="float" office:value="0.84375">
            <text:p>0,844</text:p>
          </table:table-cell>
          <table:table-cell table:style-name="ce24" office:value-type="float" office:value="0.0123456790123457">
            <text:p>0,012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">
            <text:p>2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])))" office:value-type="float" office:value="0.21875">
            <text:p>0,219</text:p>
          </table:table-cell>
          <table:table-cell table:style-name="ce24" office:value-type="float" office:value="0.345679012345679">
            <text:p>0,345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">
            <text:p>2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])))" office:value-type="float" office:value="0.71875">
            <text:p>0,719</text:p>
          </table:table-cell>
          <table:table-cell table:style-name="ce24" office:value-type="float" office:value="0.679012345679012">
            <text:p>0,679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">
            <text:p>2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])))" office:value-type="float" office:value="0.46875">
            <text:p>0,469</text:p>
          </table:table-cell>
          <table:table-cell table:style-name="ce24" office:value-type="float" office:value="0.123456790123457">
            <text:p>0,123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">
            <text:p>3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])))" office:value-type="float" office:value="0.96875">
            <text:p>0,969</text:p>
          </table:table-cell>
          <table:table-cell table:style-name="ce24" office:value-type="float" office:value="0.45679012345679">
            <text:p>0,456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">
            <text:p>3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])))" office:value-type="float" office:value="0.015625">
            <text:p>0,016</text:p>
          </table:table-cell>
          <table:table-cell table:style-name="ce24" office:value-type="float" office:value="0.790123456790123">
            <text:p>0,790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">
            <text:p>3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])))" office:value-type="float" office:value="0.515625">
            <text:p>0,516</text:p>
          </table:table-cell>
          <table:table-cell table:style-name="ce24" office:value-type="float" office:value="0.234567901234568">
            <text:p>0,234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">
            <text:p>3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])))" office:value-type="float" office:value="0.265625">
            <text:p>0,266</text:p>
          </table:table-cell>
          <table:table-cell table:style-name="ce24" office:value-type="float" office:value="0.567901234567901">
            <text:p>0,567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">
            <text:p>3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])))" office:value-type="float" office:value="0.765625">
            <text:p>0,766</text:p>
          </table:table-cell>
          <table:table-cell table:style-name="ce24" office:value-type="float" office:value="0.901234567901235">
            <text:p>0,90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">
            <text:p>3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])))" office:value-type="float" office:value="0.140625">
            <text:p>0,141</text:p>
          </table:table-cell>
          <table:table-cell table:style-name="ce24" office:value-type="float" office:value="0.0493827160493827">
            <text:p>0,04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">
            <text:p>3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])))" office:value-type="float" office:value="0.640625">
            <text:p>0,641</text:p>
          </table:table-cell>
          <table:table-cell table:style-name="ce24" office:value-type="float" office:value="0.382716049382716">
            <text:p>0,382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">
            <text:p>3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])))" office:value-type="float" office:value="0.390625">
            <text:p>0,391</text:p>
          </table:table-cell>
          <table:table-cell table:style-name="ce24" office:value-type="float" office:value="0.716049382716049">
            <text:p>0,716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">
            <text:p>3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])))" office:value-type="float" office:value="0.890625">
            <text:p>0,891</text:p>
          </table:table-cell>
          <table:table-cell table:style-name="ce24" office:value-type="float" office:value="0.160493827160494">
            <text:p>0,16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">
            <text:p>3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])))" office:value-type="float" office:value="0.078125">
            <text:p>0,078</text:p>
          </table:table-cell>
          <table:table-cell table:style-name="ce24" office:value-type="float" office:value="0.493827160493827">
            <text:p>0,493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">
            <text:p>4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])))" office:value-type="float" office:value="0.578125">
            <text:p>0,578</text:p>
          </table:table-cell>
          <table:table-cell table:style-name="ce24" office:value-type="float" office:value="0.82716049382716">
            <text:p>0,82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">
            <text:p>4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])))" office:value-type="float" office:value="0.328125">
            <text:p>0,328</text:p>
          </table:table-cell>
          <table:table-cell table:style-name="ce24" office:value-type="float" office:value="0.271604938271605">
            <text:p>0,27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">
            <text:p>4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])))" office:value-type="float" office:value="0.828125">
            <text:p>0,828</text:p>
          </table:table-cell>
          <table:table-cell table:style-name="ce24" office:value-type="float" office:value="0.604938271604938">
            <text:p>0,604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">
            <text:p>4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1])))" office:value-type="float" office:value="0.203125">
            <text:p>0,203</text:p>
          </table:table-cell>
          <table:table-cell table:style-name="ce24" office:value-type="float" office:value="0.938271604938272">
            <text:p>0,938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">
            <text:p>4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2])))" office:value-type="float" office:value="0.703125">
            <text:p>0,703</text:p>
          </table:table-cell>
          <table:table-cell table:style-name="ce24" office:value-type="float" office:value="0.0864197530864197">
            <text:p>0,08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">
            <text:p>4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3])))" office:value-type="float" office:value="0.453125">
            <text:p>0,453</text:p>
          </table:table-cell>
          <table:table-cell table:style-name="ce24" office:value-type="float" office:value="0.419753086419753">
            <text:p>0,41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">
            <text:p>4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4])))" office:value-type="float" office:value="0.953125">
            <text:p>0,953</text:p>
          </table:table-cell>
          <table:table-cell table:style-name="ce24" office:value-type="float" office:value="0.753086419753086">
            <text:p>0,75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">
            <text:p>4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5])))" office:value-type="float" office:value="0.046875">
            <text:p>0,047</text:p>
          </table:table-cell>
          <table:table-cell table:style-name="ce24" office:value-type="float" office:value="0.197530864197531">
            <text:p>0,197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">
            <text:p>4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6])))" office:value-type="float" office:value="0.546875">
            <text:p>0,547</text:p>
          </table:table-cell>
          <table:table-cell table:style-name="ce24" office:value-type="float" office:value="0.530864197530864">
            <text:p>0,53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">
            <text:p>4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7])))" office:value-type="float" office:value="0.296875">
            <text:p>0,297</text:p>
          </table:table-cell>
          <table:table-cell table:style-name="ce24" office:value-type="float" office:value="0.864197530864197">
            <text:p>0,86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0">
            <text:p>5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8])))" office:value-type="float" office:value="0.796875">
            <text:p>0,797</text:p>
          </table:table-cell>
          <table:table-cell table:style-name="ce24" office:value-type="float" office:value="0.308641975308642">
            <text:p>0,308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1">
            <text:p>5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9])))" office:value-type="float" office:value="0.171875">
            <text:p>0,172</text:p>
          </table:table-cell>
          <table:table-cell table:style-name="ce24" office:value-type="float" office:value="0.641975308641975">
            <text:p>0,642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2">
            <text:p>5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0])))" office:value-type="float" office:value="0.671875">
            <text:p>0,672</text:p>
          </table:table-cell>
          <table:table-cell table:style-name="ce24" office:value-type="float" office:value="0.975308641975309">
            <text:p>0,975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3">
            <text:p>5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1])))" office:value-type="float" office:value="0.421875">
            <text:p>0,422</text:p>
          </table:table-cell>
          <table:table-cell table:style-name="ce24" office:value-type="float" office:value="0.0246913580246914">
            <text:p>0,02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4">
            <text:p>5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2])))" office:value-type="float" office:value="0.921875">
            <text:p>0,922</text:p>
          </table:table-cell>
          <table:table-cell table:style-name="ce24" office:value-type="float" office:value="0.358024691358025">
            <text:p>0,358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5">
            <text:p>5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3])))" office:value-type="float" office:value="0.109375">
            <text:p>0,109</text:p>
          </table:table-cell>
          <table:table-cell table:style-name="ce24" office:value-type="float" office:value="0.691358024691358">
            <text:p>0,691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6">
            <text:p>5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4])))" office:value-type="float" office:value="0.609375">
            <text:p>0,609</text:p>
          </table:table-cell>
          <table:table-cell table:style-name="ce24" office:value-type="float" office:value="0.135802469135802">
            <text:p>0,135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7">
            <text:p>5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5])))" office:value-type="float" office:value="0.359375">
            <text:p>0,359</text:p>
          </table:table-cell>
          <table:table-cell table:style-name="ce24" office:value-type="float" office:value="0.469135802469136">
            <text:p>0,46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8">
            <text:p>5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6])))" office:value-type="float" office:value="0.859375">
            <text:p>0,859</text:p>
          </table:table-cell>
          <table:table-cell table:style-name="ce24" office:value-type="float" office:value="0.802469135802469">
            <text:p>0,802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59">
            <text:p>5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7])))" office:value-type="float" office:value="0.234375">
            <text:p>0,234</text:p>
          </table:table-cell>
          <table:table-cell table:style-name="ce24" office:value-type="float" office:value="0.246913580246914">
            <text:p>0,246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0">
            <text:p>6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8])))" office:value-type="float" office:value="0.734375">
            <text:p>0,734</text:p>
          </table:table-cell>
          <table:table-cell table:style-name="ce24" office:value-type="float" office:value="0.580246913580247">
            <text:p>0,580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1">
            <text:p>6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69])))" office:value-type="float" office:value="0.484375">
            <text:p>0,484</text:p>
          </table:table-cell>
          <table:table-cell table:style-name="ce24" office:value-type="float" office:value="0.91358024691358">
            <text:p>0,913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2">
            <text:p>6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0])))" office:value-type="float" office:value="0.984375">
            <text:p>0,984</text:p>
          </table:table-cell>
          <table:table-cell table:style-name="ce24" office:value-type="float" office:value="0.0617283950617284">
            <text:p>0,061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3">
            <text:p>6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1])))" office:value-type="float" office:value="0.0078125">
            <text:p>0,008</text:p>
          </table:table-cell>
          <table:table-cell table:style-name="ce24" office:value-type="float" office:value="0.395061728395062">
            <text:p>0,395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4">
            <text:p>6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2])))" office:value-type="float" office:value="0.5078125">
            <text:p>0,508</text:p>
          </table:table-cell>
          <table:table-cell table:style-name="ce24" office:value-type="float" office:value="0.728395061728395">
            <text:p>0,72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5">
            <text:p>6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3])))" office:value-type="float" office:value="0.2578125">
            <text:p>0,258</text:p>
          </table:table-cell>
          <table:table-cell table:style-name="ce24" office:value-type="float" office:value="0.17283950617284">
            <text:p>0,172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6">
            <text:p>6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4])))" office:value-type="float" office:value="0.7578125">
            <text:p>0,758</text:p>
          </table:table-cell>
          <table:table-cell table:style-name="ce24" office:value-type="float" office:value="0.506172839506173">
            <text:p>0,506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7">
            <text:p>6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5])))" office:value-type="float" office:value="0.1328125">
            <text:p>0,133</text:p>
          </table:table-cell>
          <table:table-cell table:style-name="ce24" office:value-type="float" office:value="0.839506172839506">
            <text:p>0,839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8">
            <text:p>6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6])))" office:value-type="float" office:value="0.6328125">
            <text:p>0,633</text:p>
          </table:table-cell>
          <table:table-cell table:style-name="ce24" office:value-type="float" office:value="0.283950617283951">
            <text:p>0,28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69">
            <text:p>6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7])))" office:value-type="float" office:value="0.3828125">
            <text:p>0,383</text:p>
          </table:table-cell>
          <table:table-cell table:style-name="ce24" office:value-type="float" office:value="0.617283950617284">
            <text:p>0,617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0">
            <text:p>7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8])))" office:value-type="float" office:value="0.8828125">
            <text:p>0,883</text:p>
          </table:table-cell>
          <table:table-cell table:style-name="ce24" office:value-type="float" office:value="0.950617283950617">
            <text:p>0,950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1">
            <text:p>7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79])))" office:value-type="float" office:value="0.0703125">
            <text:p>0,070</text:p>
          </table:table-cell>
          <table:table-cell table:style-name="ce24" office:value-type="float" office:value="0.0987654320987654">
            <text:p>0,098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2">
            <text:p>7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0])))" office:value-type="float" office:value="0.5703125">
            <text:p>0,570</text:p>
          </table:table-cell>
          <table:table-cell table:style-name="ce24" office:value-type="float" office:value="0.432098765432099">
            <text:p>0,432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3">
            <text:p>7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1])))" office:value-type="float" office:value="0.3203125">
            <text:p>0,320</text:p>
          </table:table-cell>
          <table:table-cell table:style-name="ce24" office:value-type="float" office:value="0.765432098765432">
            <text:p>0,765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4">
            <text:p>7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2])))" office:value-type="float" office:value="0.8203125">
            <text:p>0,820</text:p>
          </table:table-cell>
          <table:table-cell table:style-name="ce24" office:value-type="float" office:value="0.209876543209876">
            <text:p>0,209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5">
            <text:p>7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3])))" office:value-type="float" office:value="0.1953125">
            <text:p>0,195</text:p>
          </table:table-cell>
          <table:table-cell table:style-name="ce24" office:value-type="float" office:value="0.54320987654321">
            <text:p>0,543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6">
            <text:p>7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4])))" office:value-type="float" office:value="0.6953125">
            <text:p>0,695</text:p>
          </table:table-cell>
          <table:table-cell table:style-name="ce24" office:value-type="float" office:value="0.876543209876543">
            <text:p>0,876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7">
            <text:p>7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5])))" office:value-type="float" office:value="0.4453125">
            <text:p>0,445</text:p>
          </table:table-cell>
          <table:table-cell table:style-name="ce24" office:value-type="float" office:value="0.320987654320988">
            <text:p>0,321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8">
            <text:p>7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6])))" office:value-type="float" office:value="0.9453125">
            <text:p>0,945</text:p>
          </table:table-cell>
          <table:table-cell table:style-name="ce24" office:value-type="float" office:value="0.654320987654321">
            <text:p>0,654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79">
            <text:p>7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7])))" office:value-type="float" office:value="0.0390625">
            <text:p>0,039</text:p>
          </table:table-cell>
          <table:table-cell table:style-name="ce24" office:value-type="float" office:value="0.987654320987654">
            <text:p>0,987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0">
            <text:p>8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8])))" office:value-type="float" office:value="0.5390625">
            <text:p>0,539</text:p>
          </table:table-cell>
          <table:table-cell table:style-name="ce24" office:value-type="float" office:value="0.00411522633744856">
            <text:p>0,004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1">
            <text:p>8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89])))" office:value-type="float" office:value="0.2890625">
            <text:p>0,289</text:p>
          </table:table-cell>
          <table:table-cell table:style-name="ce24" office:value-type="float" office:value="0.337448559670782">
            <text:p>0,337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2">
            <text:p>8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0])))" office:value-type="float" office:value="0.7890625">
            <text:p>0,789</text:p>
          </table:table-cell>
          <table:table-cell table:style-name="ce24" office:value-type="float" office:value="0.670781893004115">
            <text:p>0,670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3">
            <text:p>8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1])))" office:value-type="float" office:value="0.1640625">
            <text:p>0,164</text:p>
          </table:table-cell>
          <table:table-cell table:style-name="ce24" office:value-type="float" office:value="0.11522633744856">
            <text:p>0,115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4">
            <text:p>8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2])))" office:value-type="float" office:value="0.6640625">
            <text:p>0,664</text:p>
          </table:table-cell>
          <table:table-cell table:style-name="ce24" office:value-type="float" office:value="0.448559670781893">
            <text:p>0,448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5">
            <text:p>8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3])))" office:value-type="float" office:value="0.4140625">
            <text:p>0,414</text:p>
          </table:table-cell>
          <table:table-cell table:style-name="ce24" office:value-type="float" office:value="0.781893004115226">
            <text:p>0,78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6">
            <text:p>8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4])))" office:value-type="float" office:value="0.9140625">
            <text:p>0,914</text:p>
          </table:table-cell>
          <table:table-cell table:style-name="ce24" office:value-type="float" office:value="0.226337448559671">
            <text:p>0,226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7">
            <text:p>8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5])))" office:value-type="float" office:value="0.1015625">
            <text:p>0,102</text:p>
          </table:table-cell>
          <table:table-cell table:style-name="ce24" office:value-type="float" office:value="0.559670781893004">
            <text:p>0,559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8">
            <text:p>8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6])))" office:value-type="float" office:value="0.6015625">
            <text:p>0,602</text:p>
          </table:table-cell>
          <table:table-cell table:style-name="ce24" office:value-type="float" office:value="0.893004115226337">
            <text:p>0,893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89">
            <text:p>8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7])))" office:value-type="float" office:value="0.3515625">
            <text:p>0,352</text:p>
          </table:table-cell>
          <table:table-cell table:style-name="ce24" office:value-type="float" office:value="0.0411522633744856">
            <text:p>0,04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0">
            <text:p>9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8])))" office:value-type="float" office:value="0.8515625">
            <text:p>0,852</text:p>
          </table:table-cell>
          <table:table-cell table:style-name="ce24" office:value-type="float" office:value="0.374485596707819">
            <text:p>0,374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1">
            <text:p>9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99])))" office:value-type="float" office:value="0.2265625">
            <text:p>0,227</text:p>
          </table:table-cell>
          <table:table-cell table:style-name="ce24" office:value-type="float" office:value="0.707818930041152">
            <text:p>0,707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2">
            <text:p>9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0])))" office:value-type="float" office:value="0.7265625">
            <text:p>0,727</text:p>
          </table:table-cell>
          <table:table-cell table:style-name="ce24" office:value-type="float" office:value="0.152263374485597">
            <text:p>0,152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3">
            <text:p>9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1])))" office:value-type="float" office:value="0.4765625">
            <text:p>0,477</text:p>
          </table:table-cell>
          <table:table-cell table:style-name="ce24" office:value-type="float" office:value="0.48559670781893">
            <text:p>0,485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4">
            <text:p>9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2])))" office:value-type="float" office:value="0.9765625">
            <text:p>0,977</text:p>
          </table:table-cell>
          <table:table-cell table:style-name="ce24" office:value-type="float" office:value="0.818930041152263">
            <text:p>0,818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5">
            <text:p>9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3])))" office:value-type="float" office:value="0.0234375">
            <text:p>0,023</text:p>
          </table:table-cell>
          <table:table-cell table:style-name="ce24" office:value-type="float" office:value="0.263374485596708">
            <text:p>0,263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6">
            <text:p>9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4])))" office:value-type="float" office:value="0.5234375">
            <text:p>0,523</text:p>
          </table:table-cell>
          <table:table-cell table:style-name="ce24" office:value-type="float" office:value="0.596707818930041">
            <text:p>0,596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7">
            <text:p>9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5])))" office:value-type="float" office:value="0.2734375">
            <text:p>0,273</text:p>
          </table:table-cell>
          <table:table-cell table:style-name="ce24" office:value-type="float" office:value="0.930041152263374">
            <text:p>0,930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8">
            <text:p>9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6])))" office:value-type="float" office:value="0.7734375">
            <text:p>0,773</text:p>
          </table:table-cell>
          <table:table-cell table:style-name="ce24" office:value-type="float" office:value="0.0781893004115226">
            <text:p>0,078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99">
            <text:p>9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7])))" office:value-type="float" office:value="0.1484375">
            <text:p>0,148</text:p>
          </table:table-cell>
          <table:table-cell table:style-name="ce24" office:value-type="float" office:value="0.411522633744856">
            <text:p>0,411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0">
            <text:p>10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8])))" office:value-type="float" office:value="0.6484375">
            <text:p>0,648</text:p>
          </table:table-cell>
          <table:table-cell table:style-name="ce24" office:value-type="float" office:value="0.744855967078189">
            <text:p>0,744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1">
            <text:p>10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09])))" office:value-type="float" office:value="0.3984375">
            <text:p>0,398</text:p>
          </table:table-cell>
          <table:table-cell table:style-name="ce24" office:value-type="float" office:value="0.189300411522634">
            <text:p>0,189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2">
            <text:p>10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0])))" office:value-type="float" office:value="0.8984375">
            <text:p>0,898</text:p>
          </table:table-cell>
          <table:table-cell table:style-name="ce24" office:value-type="float" office:value="0.522633744855967">
            <text:p>0,52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3">
            <text:p>10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1])))" office:value-type="float" office:value="0.0859375">
            <text:p>0,086</text:p>
          </table:table-cell>
          <table:table-cell table:style-name="ce24" office:value-type="float" office:value="0.8559670781893">
            <text:p>0,856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4">
            <text:p>10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2])))" office:value-type="float" office:value="0.5859375">
            <text:p>0,586</text:p>
          </table:table-cell>
          <table:table-cell table:style-name="ce24" office:value-type="float" office:value="0.300411522633745">
            <text:p>0,300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5">
            <text:p>10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3])))" office:value-type="float" office:value="0.3359375">
            <text:p>0,336</text:p>
          </table:table-cell>
          <table:table-cell table:style-name="ce24" office:value-type="float" office:value="0.633744855967078">
            <text:p>0,633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6">
            <text:p>10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4])))" office:value-type="float" office:value="0.8359375">
            <text:p>0,836</text:p>
          </table:table-cell>
          <table:table-cell table:style-name="ce24" office:value-type="float" office:value="0.967078189300411">
            <text:p>0,967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7">
            <text:p>10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5])))" office:value-type="float" office:value="0.2109375">
            <text:p>0,211</text:p>
          </table:table-cell>
          <table:table-cell table:style-name="ce24" office:value-type="float" office:value="0.0164609053497942">
            <text:p>0,016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8">
            <text:p>10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6])))" office:value-type="float" office:value="0.7109375">
            <text:p>0,711</text:p>
          </table:table-cell>
          <table:table-cell table:style-name="ce24" office:value-type="float" office:value="0.349794238683128">
            <text:p>0,34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09">
            <text:p>10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7])))" office:value-type="float" office:value="0.4609375">
            <text:p>0,461</text:p>
          </table:table-cell>
          <table:table-cell table:style-name="ce24" office:value-type="float" office:value="0.683127572016461">
            <text:p>0,68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0">
            <text:p>11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8])))" office:value-type="float" office:value="0.9609375">
            <text:p>0,961</text:p>
          </table:table-cell>
          <table:table-cell table:style-name="ce24" office:value-type="float" office:value="0.127572016460905">
            <text:p>0,127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1">
            <text:p>11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19])))" office:value-type="float" office:value="0.0546875">
            <text:p>0,055</text:p>
          </table:table-cell>
          <table:table-cell table:style-name="ce24" office:value-type="float" office:value="0.460905349794239">
            <text:p>0,46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2">
            <text:p>11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0])))" office:value-type="float" office:value="0.5546875">
            <text:p>0,555</text:p>
          </table:table-cell>
          <table:table-cell table:style-name="ce24" office:value-type="float" office:value="0.794238683127572">
            <text:p>0,79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3">
            <text:p>11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1])))" office:value-type="float" office:value="0.3046875">
            <text:p>0,305</text:p>
          </table:table-cell>
          <table:table-cell table:style-name="ce24" office:value-type="float" office:value="0.238683127572016">
            <text:p>0,238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4">
            <text:p>11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2])))" office:value-type="float" office:value="0.8046875">
            <text:p>0,805</text:p>
          </table:table-cell>
          <table:table-cell table:style-name="ce24" office:value-type="float" office:value="0.57201646090535">
            <text:p>0,572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5">
            <text:p>11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3])))" office:value-type="float" office:value="0.1796875">
            <text:p>0,180</text:p>
          </table:table-cell>
          <table:table-cell table:style-name="ce24" office:value-type="float" office:value="0.905349794238683">
            <text:p>0,905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6">
            <text:p>11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4])))" office:value-type="float" office:value="0.6796875">
            <text:p>0,680</text:p>
          </table:table-cell>
          <table:table-cell table:style-name="ce24" office:value-type="float" office:value="0.0534979423868313">
            <text:p>0,053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7">
            <text:p>11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5])))" office:value-type="float" office:value="0.4296875">
            <text:p>0,430</text:p>
          </table:table-cell>
          <table:table-cell table:style-name="ce24" office:value-type="float" office:value="0.386831275720165">
            <text:p>0,386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8">
            <text:p>11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6])))" office:value-type="float" office:value="0.9296875">
            <text:p>0,930</text:p>
          </table:table-cell>
          <table:table-cell table:style-name="ce24" office:value-type="float" office:value="0.720164609053498">
            <text:p>0,720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19">
            <text:p>11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7])))" office:value-type="float" office:value="0.1171875">
            <text:p>0,117</text:p>
          </table:table-cell>
          <table:table-cell table:style-name="ce24" office:value-type="float" office:value="0.164609053497942">
            <text:p>0,164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0">
            <text:p>12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8])))" office:value-type="float" office:value="0.6171875">
            <text:p>0,617</text:p>
          </table:table-cell>
          <table:table-cell table:style-name="ce24" office:value-type="float" office:value="0.497942386831276">
            <text:p>0,497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1">
            <text:p>12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29])))" office:value-type="float" office:value="0.3671875">
            <text:p>0,367</text:p>
          </table:table-cell>
          <table:table-cell table:style-name="ce24" office:value-type="float" office:value="0.831275720164609">
            <text:p>0,831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2">
            <text:p>12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0])))" office:value-type="float" office:value="0.8671875">
            <text:p>0,867</text:p>
          </table:table-cell>
          <table:table-cell table:style-name="ce24" office:value-type="float" office:value="0.275720164609053">
            <text:p>0,275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3">
            <text:p>12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1])))" office:value-type="float" office:value="0.2421875">
            <text:p>0,242</text:p>
          </table:table-cell>
          <table:table-cell table:style-name="ce24" office:value-type="float" office:value="0.609053497942387">
            <text:p>0,60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4">
            <text:p>12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2])))" office:value-type="float" office:value="0.7421875">
            <text:p>0,742</text:p>
          </table:table-cell>
          <table:table-cell table:style-name="ce24" office:value-type="float" office:value="0.94238683127572">
            <text:p>0,942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5">
            <text:p>12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3])))" office:value-type="float" office:value="0.4921875">
            <text:p>0,492</text:p>
          </table:table-cell>
          <table:table-cell table:style-name="ce24" office:value-type="float" office:value="0.0905349794238683">
            <text:p>0,09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6">
            <text:p>12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4])))" office:value-type="float" office:value="0.9921875">
            <text:p>0,992</text:p>
          </table:table-cell>
          <table:table-cell table:style-name="ce24" office:value-type="float" office:value="0.423868312757202">
            <text:p>0,423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7">
            <text:p>12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5])))" office:value-type="float" office:value="0.00390625">
            <text:p>0,004</text:p>
          </table:table-cell>
          <table:table-cell table:style-name="ce24" office:value-type="float" office:value="0.757201646090535">
            <text:p>0,75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8">
            <text:p>12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6])))" office:value-type="float" office:value="0.50390625">
            <text:p>0,504</text:p>
          </table:table-cell>
          <table:table-cell table:style-name="ce24" office:value-type="float" office:value="0.201646090534979">
            <text:p>0,20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29">
            <text:p>12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7])))" office:value-type="float" office:value="0.25390625">
            <text:p>0,254</text:p>
          </table:table-cell>
          <table:table-cell table:style-name="ce24" office:value-type="float" office:value="0.534979423868313">
            <text:p>0,53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0">
            <text:p>13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8])))" office:value-type="float" office:value="0.75390625">
            <text:p>0,754</text:p>
          </table:table-cell>
          <table:table-cell table:style-name="ce24" office:value-type="float" office:value="0.868312757201646">
            <text:p>0,868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1">
            <text:p>13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39])))" office:value-type="float" office:value="0.12890625">
            <text:p>0,129</text:p>
          </table:table-cell>
          <table:table-cell table:style-name="ce24" office:value-type="float" office:value="0.31275720164609">
            <text:p>0,312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2">
            <text:p>13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0])))" office:value-type="float" office:value="0.62890625">
            <text:p>0,629</text:p>
          </table:table-cell>
          <table:table-cell table:style-name="ce24" office:value-type="float" office:value="0.646090534979424">
            <text:p>0,64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3">
            <text:p>13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1])))" office:value-type="float" office:value="0.37890625">
            <text:p>0,379</text:p>
          </table:table-cell>
          <table:table-cell table:style-name="ce24" office:value-type="float" office:value="0.979423868312757">
            <text:p>0,97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4">
            <text:p>13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2])))" office:value-type="float" office:value="0.87890625">
            <text:p>0,879</text:p>
          </table:table-cell>
          <table:table-cell table:style-name="ce24" office:value-type="float" office:value="0.0288065843621399">
            <text:p>0,028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5">
            <text:p>13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3])))" office:value-type="float" office:value="0.06640625">
            <text:p>0,066</text:p>
          </table:table-cell>
          <table:table-cell table:style-name="ce24" office:value-type="float" office:value="0.362139917695473">
            <text:p>0,362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6">
            <text:p>13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4])))" office:value-type="float" office:value="0.56640625">
            <text:p>0,566</text:p>
          </table:table-cell>
          <table:table-cell table:style-name="ce24" office:value-type="float" office:value="0.695473251028807">
            <text:p>0,695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7">
            <text:p>13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5])))" office:value-type="float" office:value="0.31640625">
            <text:p>0,316</text:p>
          </table:table-cell>
          <table:table-cell table:style-name="ce24" office:value-type="float" office:value="0.139917695473251">
            <text:p>0,139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8">
            <text:p>13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6])))" office:value-type="float" office:value="0.81640625">
            <text:p>0,816</text:p>
          </table:table-cell>
          <table:table-cell table:style-name="ce24" office:value-type="float" office:value="0.473251028806584">
            <text:p>0,47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39">
            <text:p>13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7])))" office:value-type="float" office:value="0.19140625">
            <text:p>0,191</text:p>
          </table:table-cell>
          <table:table-cell table:style-name="ce24" office:value-type="float" office:value="0.806584362139918">
            <text:p>0,806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0">
            <text:p>14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8])))" office:value-type="float" office:value="0.69140625">
            <text:p>0,691</text:p>
          </table:table-cell>
          <table:table-cell table:style-name="ce24" office:value-type="float" office:value="0.251028806584362">
            <text:p>0,251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1">
            <text:p>14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49])))" office:value-type="float" office:value="0.44140625">
            <text:p>0,441</text:p>
          </table:table-cell>
          <table:table-cell table:style-name="ce24" office:value-type="float" office:value="0.584362139917695">
            <text:p>0,584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2">
            <text:p>14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0])))" office:value-type="float" office:value="0.94140625">
            <text:p>0,941</text:p>
          </table:table-cell>
          <table:table-cell table:style-name="ce24" office:value-type="float" office:value="0.917695473251029">
            <text:p>0,917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3">
            <text:p>14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1])))" office:value-type="float" office:value="0.03515625">
            <text:p>0,035</text:p>
          </table:table-cell>
          <table:table-cell table:style-name="ce24" office:value-type="float" office:value="0.065843621399177">
            <text:p>0,065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4">
            <text:p>14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2])))" office:value-type="float" office:value="0.53515625">
            <text:p>0,535</text:p>
          </table:table-cell>
          <table:table-cell table:style-name="ce24" office:value-type="float" office:value="0.39917695473251">
            <text:p>0,399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5">
            <text:p>14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3])))" office:value-type="float" office:value="0.28515625">
            <text:p>0,285</text:p>
          </table:table-cell>
          <table:table-cell table:style-name="ce24" office:value-type="float" office:value="0.732510288065844">
            <text:p>0,732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6">
            <text:p>14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4])))" office:value-type="float" office:value="0.78515625">
            <text:p>0,785</text:p>
          </table:table-cell>
          <table:table-cell table:style-name="ce24" office:value-type="float" office:value="0.176954732510288">
            <text:p>0,177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7">
            <text:p>14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5])))" office:value-type="float" office:value="0.16015625">
            <text:p>0,160</text:p>
          </table:table-cell>
          <table:table-cell table:style-name="ce24" office:value-type="float" office:value="0.510288065843621">
            <text:p>0,510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8">
            <text:p>14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6])))" office:value-type="float" office:value="0.66015625">
            <text:p>0,660</text:p>
          </table:table-cell>
          <table:table-cell table:style-name="ce24" office:value-type="float" office:value="0.843621399176955">
            <text:p>0,843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49">
            <text:p>14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7])))" office:value-type="float" office:value="0.41015625">
            <text:p>0,410</text:p>
          </table:table-cell>
          <table:table-cell table:style-name="ce24" office:value-type="float" office:value="0.288065843621399">
            <text:p>0,288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0">
            <text:p>15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8])))" office:value-type="float" office:value="0.91015625">
            <text:p>0,910</text:p>
          </table:table-cell>
          <table:table-cell table:style-name="ce24" office:value-type="float" office:value="0.621399176954732">
            <text:p>0,621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1">
            <text:p>15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59])))" office:value-type="float" office:value="0.09765625">
            <text:p>0,098</text:p>
          </table:table-cell>
          <table:table-cell table:style-name="ce24" office:value-type="float" office:value="0.954732510288066">
            <text:p>0,95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2">
            <text:p>15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0])))" office:value-type="float" office:value="0.59765625">
            <text:p>0,598</text:p>
          </table:table-cell>
          <table:table-cell table:style-name="ce24" office:value-type="float" office:value="0.102880658436214">
            <text:p>0,102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3">
            <text:p>15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1])))" office:value-type="float" office:value="0.34765625">
            <text:p>0,348</text:p>
          </table:table-cell>
          <table:table-cell table:style-name="ce24" office:value-type="float" office:value="0.436213991769547">
            <text:p>0,436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4">
            <text:p>15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2])))" office:value-type="float" office:value="0.84765625">
            <text:p>0,848</text:p>
          </table:table-cell>
          <table:table-cell table:style-name="ce24" office:value-type="float" office:value="0.769547325102881">
            <text:p>0,769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5">
            <text:p>15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3])))" office:value-type="float" office:value="0.22265625">
            <text:p>0,223</text:p>
          </table:table-cell>
          <table:table-cell table:style-name="ce24" office:value-type="float" office:value="0.213991769547325">
            <text:p>0,21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6">
            <text:p>15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4])))" office:value-type="float" office:value="0.72265625">
            <text:p>0,723</text:p>
          </table:table-cell>
          <table:table-cell table:style-name="ce24" office:value-type="float" office:value="0.547325102880658">
            <text:p>0,547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7">
            <text:p>15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5])))" office:value-type="float" office:value="0.47265625">
            <text:p>0,473</text:p>
          </table:table-cell>
          <table:table-cell table:style-name="ce24" office:value-type="float" office:value="0.880658436213992">
            <text:p>0,880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8">
            <text:p>15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6])))" office:value-type="float" office:value="0.97265625">
            <text:p>0,973</text:p>
          </table:table-cell>
          <table:table-cell table:style-name="ce24" office:value-type="float" office:value="0.325102880658436">
            <text:p>0,325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59">
            <text:p>15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7])))" office:value-type="float" office:value="0.01953125">
            <text:p>0,020</text:p>
          </table:table-cell>
          <table:table-cell table:style-name="ce24" office:value-type="float" office:value="0.65843621399177">
            <text:p>0,65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0">
            <text:p>16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8])))" office:value-type="float" office:value="0.51953125">
            <text:p>0,520</text:p>
          </table:table-cell>
          <table:table-cell table:style-name="ce24" office:value-type="float" office:value="0.991769547325103">
            <text:p>0,991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1">
            <text:p>16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69])))" office:value-type="float" office:value="0.26953125">
            <text:p>0,270</text:p>
          </table:table-cell>
          <table:table-cell table:style-name="ce24" office:value-type="float" office:value="0.00823045267489712">
            <text:p>0,008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2">
            <text:p>16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0])))" office:value-type="float" office:value="0.76953125">
            <text:p>0,770</text:p>
          </table:table-cell>
          <table:table-cell table:style-name="ce24" office:value-type="float" office:value="0.34156378600823">
            <text:p>0,34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3">
            <text:p>16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1])))" office:value-type="float" office:value="0.14453125">
            <text:p>0,145</text:p>
          </table:table-cell>
          <table:table-cell table:style-name="ce24" office:value-type="float" office:value="0.674897119341564">
            <text:p>0,674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4">
            <text:p>16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2])))" office:value-type="float" office:value="0.64453125">
            <text:p>0,645</text:p>
          </table:table-cell>
          <table:table-cell table:style-name="ce24" office:value-type="float" office:value="0.119341563786008">
            <text:p>0,119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5">
            <text:p>16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3])))" office:value-type="float" office:value="0.39453125">
            <text:p>0,395</text:p>
          </table:table-cell>
          <table:table-cell table:style-name="ce24" office:value-type="float" office:value="0.452674897119342">
            <text:p>0,452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6">
            <text:p>16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4])))" office:value-type="float" office:value="0.89453125">
            <text:p>0,895</text:p>
          </table:table-cell>
          <table:table-cell table:style-name="ce24" office:value-type="float" office:value="0.786008230452675">
            <text:p>0,786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7">
            <text:p>16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5])))" office:value-type="float" office:value="0.08203125">
            <text:p>0,082</text:p>
          </table:table-cell>
          <table:table-cell table:style-name="ce24" office:value-type="float" office:value="0.230452674897119">
            <text:p>0,23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8">
            <text:p>16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6])))" office:value-type="float" office:value="0.58203125">
            <text:p>0,582</text:p>
          </table:table-cell>
          <table:table-cell table:style-name="ce24" office:value-type="float" office:value="0.563786008230453">
            <text:p>0,563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69">
            <text:p>16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7])))" office:value-type="float" office:value="0.33203125">
            <text:p>0,332</text:p>
          </table:table-cell>
          <table:table-cell table:style-name="ce24" office:value-type="float" office:value="0.897119341563786">
            <text:p>0,897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0">
            <text:p>17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8])))" office:value-type="float" office:value="0.83203125">
            <text:p>0,832</text:p>
          </table:table-cell>
          <table:table-cell table:style-name="ce24" office:value-type="float" office:value="0.0452674897119342">
            <text:p>0,045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1">
            <text:p>17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79])))" office:value-type="float" office:value="0.20703125">
            <text:p>0,207</text:p>
          </table:table-cell>
          <table:table-cell table:style-name="ce24" office:value-type="float" office:value="0.378600823045267">
            <text:p>0,378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2">
            <text:p>17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0])))" office:value-type="float" office:value="0.70703125">
            <text:p>0,707</text:p>
          </table:table-cell>
          <table:table-cell table:style-name="ce24" office:value-type="float" office:value="0.711934156378601">
            <text:p>0,71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3">
            <text:p>17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1])))" office:value-type="float" office:value="0.45703125">
            <text:p>0,457</text:p>
          </table:table-cell>
          <table:table-cell table:style-name="ce24" office:value-type="float" office:value="0.156378600823045">
            <text:p>0,15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4">
            <text:p>17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2])))" office:value-type="float" office:value="0.95703125">
            <text:p>0,957</text:p>
          </table:table-cell>
          <table:table-cell table:style-name="ce24" office:value-type="float" office:value="0.489711934156379">
            <text:p>0,489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5">
            <text:p>17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3])))" office:value-type="float" office:value="0.05078125">
            <text:p>0,051</text:p>
          </table:table-cell>
          <table:table-cell table:style-name="ce24" office:value-type="float" office:value="0.823045267489712">
            <text:p>0,823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6">
            <text:p>17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4])))" office:value-type="float" office:value="0.55078125">
            <text:p>0,551</text:p>
          </table:table-cell>
          <table:table-cell table:style-name="ce24" office:value-type="float" office:value="0.267489711934156">
            <text:p>0,267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7">
            <text:p>17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5])))" office:value-type="float" office:value="0.30078125">
            <text:p>0,301</text:p>
          </table:table-cell>
          <table:table-cell table:style-name="ce24" office:value-type="float" office:value="0.60082304526749">
            <text:p>0,600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8">
            <text:p>17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6])))" office:value-type="float" office:value="0.80078125">
            <text:p>0,801</text:p>
          </table:table-cell>
          <table:table-cell table:style-name="ce24" office:value-type="float" office:value="0.934156378600823">
            <text:p>0,93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79">
            <text:p>17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7])))" office:value-type="float" office:value="0.17578125">
            <text:p>0,176</text:p>
          </table:table-cell>
          <table:table-cell table:style-name="ce24" office:value-type="float" office:value="0.0823045267489712">
            <text:p>0,082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0">
            <text:p>18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8])))" office:value-type="float" office:value="0.67578125">
            <text:p>0,676</text:p>
          </table:table-cell>
          <table:table-cell table:style-name="ce24" office:value-type="float" office:value="0.415637860082305">
            <text:p>0,415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1">
            <text:p>18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89])))" office:value-type="float" office:value="0.42578125">
            <text:p>0,426</text:p>
          </table:table-cell>
          <table:table-cell table:style-name="ce24" office:value-type="float" office:value="0.748971193415638">
            <text:p>0,749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2">
            <text:p>18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0])))" office:value-type="float" office:value="0.92578125">
            <text:p>0,926</text:p>
          </table:table-cell>
          <table:table-cell table:style-name="ce24" office:value-type="float" office:value="0.193415637860082">
            <text:p>0,193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3">
            <text:p>18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1])))" office:value-type="float" office:value="0.11328125">
            <text:p>0,113</text:p>
          </table:table-cell>
          <table:table-cell table:style-name="ce24" office:value-type="float" office:value="0.526748971193416">
            <text:p>0,526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4">
            <text:p>18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2])))" office:value-type="float" office:value="0.61328125">
            <text:p>0,613</text:p>
          </table:table-cell>
          <table:table-cell table:style-name="ce24" office:value-type="float" office:value="0.860082304526749">
            <text:p>0,860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5">
            <text:p>18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3])))" office:value-type="float" office:value="0.36328125">
            <text:p>0,363</text:p>
          </table:table-cell>
          <table:table-cell table:style-name="ce24" office:value-type="float" office:value="0.304526748971193">
            <text:p>0,304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6">
            <text:p>18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4])))" office:value-type="float" office:value="0.86328125">
            <text:p>0,863</text:p>
          </table:table-cell>
          <table:table-cell table:style-name="ce24" office:value-type="float" office:value="0.637860082304527">
            <text:p>0,637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7">
            <text:p>18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5])))" office:value-type="float" office:value="0.23828125">
            <text:p>0,238</text:p>
          </table:table-cell>
          <table:table-cell table:style-name="ce24" office:value-type="float" office:value="0.97119341563786">
            <text:p>0,97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8">
            <text:p>18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6])))" office:value-type="float" office:value="0.73828125">
            <text:p>0,738</text:p>
          </table:table-cell>
          <table:table-cell table:style-name="ce24" office:value-type="float" office:value="0.0205761316872428">
            <text:p>0,020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89">
            <text:p>18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7])))" office:value-type="float" office:value="0.48828125">
            <text:p>0,488</text:p>
          </table:table-cell>
          <table:table-cell table:style-name="ce24" office:value-type="float" office:value="0.353909465020576">
            <text:p>0,353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0">
            <text:p>19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8])))" office:value-type="float" office:value="0.98828125">
            <text:p>0,988</text:p>
          </table:table-cell>
          <table:table-cell table:style-name="ce24" office:value-type="float" office:value="0.687242798353909">
            <text:p>0,68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1">
            <text:p>19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199])))" office:value-type="float" office:value="0.01171875">
            <text:p>0,012</text:p>
          </table:table-cell>
          <table:table-cell table:style-name="ce24" office:value-type="float" office:value="0.131687242798354">
            <text:p>0,131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2">
            <text:p>19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0])))" office:value-type="float" office:value="0.51171875">
            <text:p>0,512</text:p>
          </table:table-cell>
          <table:table-cell table:style-name="ce24" office:value-type="float" office:value="0.465020576131687">
            <text:p>0,46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3">
            <text:p>19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1])))" office:value-type="float" office:value="0.26171875">
            <text:p>0,262</text:p>
          </table:table-cell>
          <table:table-cell table:style-name="ce24" office:value-type="float" office:value="0.79835390946502">
            <text:p>0,79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4">
            <text:p>19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2])))" office:value-type="float" office:value="0.76171875">
            <text:p>0,762</text:p>
          </table:table-cell>
          <table:table-cell table:style-name="ce24" office:value-type="float" office:value="0.242798353909465">
            <text:p>0,242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5">
            <text:p>19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3])))" office:value-type="float" office:value="0.13671875">
            <text:p>0,137</text:p>
          </table:table-cell>
          <table:table-cell table:style-name="ce24" office:value-type="float" office:value="0.576131687242798">
            <text:p>0,57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6">
            <text:p>19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4])))" office:value-type="float" office:value="0.63671875">
            <text:p>0,637</text:p>
          </table:table-cell>
          <table:table-cell table:style-name="ce24" office:value-type="float" office:value="0.909465020576132">
            <text:p>0,909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7">
            <text:p>19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5])))" office:value-type="float" office:value="0.38671875">
            <text:p>0,387</text:p>
          </table:table-cell>
          <table:table-cell table:style-name="ce24" office:value-type="float" office:value="0.0576131687242798">
            <text:p>0,057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8">
            <text:p>19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6])))" office:value-type="float" office:value="0.88671875">
            <text:p>0,887</text:p>
          </table:table-cell>
          <table:table-cell table:style-name="ce24" office:value-type="float" office:value="0.390946502057613">
            <text:p>0,39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199">
            <text:p>19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7])))" office:value-type="float" office:value="0.07421875">
            <text:p>0,074</text:p>
          </table:table-cell>
          <table:table-cell table:style-name="ce24" office:value-type="float" office:value="0.724279835390947">
            <text:p>0,724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0">
            <text:p>20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8])))" office:value-type="float" office:value="0.57421875">
            <text:p>0,574</text:p>
          </table:table-cell>
          <table:table-cell table:style-name="ce24" office:value-type="float" office:value="0.168724279835391">
            <text:p>0,168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1">
            <text:p>20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09])))" office:value-type="float" office:value="0.32421875">
            <text:p>0,324</text:p>
          </table:table-cell>
          <table:table-cell table:style-name="ce24" office:value-type="float" office:value="0.502057613168724">
            <text:p>0,502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2">
            <text:p>20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0])))" office:value-type="float" office:value="0.82421875">
            <text:p>0,824</text:p>
          </table:table-cell>
          <table:table-cell table:style-name="ce24" office:value-type="float" office:value="0.835390946502058">
            <text:p>0,835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3">
            <text:p>20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1])))" office:value-type="float" office:value="0.19921875">
            <text:p>0,199</text:p>
          </table:table-cell>
          <table:table-cell table:style-name="ce24" office:value-type="float" office:value="0.279835390946502">
            <text:p>0,27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4">
            <text:p>20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2])))" office:value-type="float" office:value="0.69921875">
            <text:p>0,699</text:p>
          </table:table-cell>
          <table:table-cell table:style-name="ce24" office:value-type="float" office:value="0.613168724279835">
            <text:p>0,613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5">
            <text:p>20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3])))" office:value-type="float" office:value="0.44921875">
            <text:p>0,449</text:p>
          </table:table-cell>
          <table:table-cell table:style-name="ce24" office:value-type="float" office:value="0.946502057613169">
            <text:p>0,946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6">
            <text:p>20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4])))" office:value-type="float" office:value="0.94921875">
            <text:p>0,949</text:p>
          </table:table-cell>
          <table:table-cell table:style-name="ce24" office:value-type="float" office:value="0.0946502057613169">
            <text:p>0,09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7">
            <text:p>20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5])))" office:value-type="float" office:value="0.04296875">
            <text:p>0,043</text:p>
          </table:table-cell>
          <table:table-cell table:style-name="ce24" office:value-type="float" office:value="0.42798353909465">
            <text:p>0,428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8">
            <text:p>20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6])))" office:value-type="float" office:value="0.54296875">
            <text:p>0,543</text:p>
          </table:table-cell>
          <table:table-cell table:style-name="ce24" office:value-type="float" office:value="0.761316872427984">
            <text:p>0,761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09">
            <text:p>20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7])))" office:value-type="float" office:value="0.29296875">
            <text:p>0,293</text:p>
          </table:table-cell>
          <table:table-cell table:style-name="ce24" office:value-type="float" office:value="0.205761316872428">
            <text:p>0,205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0">
            <text:p>21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8])))" office:value-type="float" office:value="0.79296875">
            <text:p>0,793</text:p>
          </table:table-cell>
          <table:table-cell table:style-name="ce24" office:value-type="float" office:value="0.539094650205761">
            <text:p>0,53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1">
            <text:p>21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19])))" office:value-type="float" office:value="0.16796875">
            <text:p>0,168</text:p>
          </table:table-cell>
          <table:table-cell table:style-name="ce24" office:value-type="float" office:value="0.872427983539094">
            <text:p>0,872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2">
            <text:p>21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0])))" office:value-type="float" office:value="0.66796875">
            <text:p>0,668</text:p>
          </table:table-cell>
          <table:table-cell table:style-name="ce24" office:value-type="float" office:value="0.316872427983539">
            <text:p>0,316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3">
            <text:p>21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1])))" office:value-type="float" office:value="0.41796875">
            <text:p>0,418</text:p>
          </table:table-cell>
          <table:table-cell table:style-name="ce24" office:value-type="float" office:value="0.650205761316872">
            <text:p>0,650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4">
            <text:p>21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2])))" office:value-type="float" office:value="0.91796875">
            <text:p>0,918</text:p>
          </table:table-cell>
          <table:table-cell table:style-name="ce24" office:value-type="float" office:value="0.983539094650206">
            <text:p>0,983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5">
            <text:p>21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3])))" office:value-type="float" office:value="0.10546875">
            <text:p>0,105</text:p>
          </table:table-cell>
          <table:table-cell table:style-name="ce24" office:value-type="float" office:value="0.0329218106995885">
            <text:p>0,032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6">
            <text:p>21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4])))" office:value-type="float" office:value="0.60546875">
            <text:p>0,605</text:p>
          </table:table-cell>
          <table:table-cell table:style-name="ce24" office:value-type="float" office:value="0.366255144032922">
            <text:p>0,366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7">
            <text:p>21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5])))" office:value-type="float" office:value="0.35546875">
            <text:p>0,355</text:p>
          </table:table-cell>
          <table:table-cell table:style-name="ce24" office:value-type="float" office:value="0.699588477366255">
            <text:p>0,699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8">
            <text:p>21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6])))" office:value-type="float" office:value="0.85546875">
            <text:p>0,855</text:p>
          </table:table-cell>
          <table:table-cell table:style-name="ce24" office:value-type="float" office:value="0.1440329218107">
            <text:p>0,14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19">
            <text:p>21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7])))" office:value-type="float" office:value="0.23046875">
            <text:p>0,230</text:p>
          </table:table-cell>
          <table:table-cell table:style-name="ce24" office:value-type="float" office:value="0.477366255144033">
            <text:p>0,477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0">
            <text:p>22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8])))" office:value-type="float" office:value="0.73046875">
            <text:p>0,730</text:p>
          </table:table-cell>
          <table:table-cell table:style-name="ce24" office:value-type="float" office:value="0.810699588477366">
            <text:p>0,810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1">
            <text:p>22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29])))" office:value-type="float" office:value="0.48046875">
            <text:p>0,480</text:p>
          </table:table-cell>
          <table:table-cell table:style-name="ce24" office:value-type="float" office:value="0.255144032921811">
            <text:p>0,255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2">
            <text:p>22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0])))" office:value-type="float" office:value="0.98046875">
            <text:p>0,980</text:p>
          </table:table-cell>
          <table:table-cell table:style-name="ce24" office:value-type="float" office:value="0.588477366255144">
            <text:p>0,588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3">
            <text:p>22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1])))" office:value-type="float" office:value="0.02734375">
            <text:p>0,027</text:p>
          </table:table-cell>
          <table:table-cell table:style-name="ce24" office:value-type="float" office:value="0.921810699588477">
            <text:p>0,921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4">
            <text:p>22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2])))" office:value-type="float" office:value="0.52734375">
            <text:p>0,527</text:p>
          </table:table-cell>
          <table:table-cell table:style-name="ce24" office:value-type="float" office:value="0.0699588477366255">
            <text:p>0,070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5">
            <text:p>22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3])))" office:value-type="float" office:value="0.27734375">
            <text:p>0,277</text:p>
          </table:table-cell>
          <table:table-cell table:style-name="ce24" office:value-type="float" office:value="0.403292181069959">
            <text:p>0,40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6">
            <text:p>22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4])))" office:value-type="float" office:value="0.77734375">
            <text:p>0,777</text:p>
          </table:table-cell>
          <table:table-cell table:style-name="ce24" office:value-type="float" office:value="0.736625514403292">
            <text:p>0,736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7">
            <text:p>22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5])))" office:value-type="float" office:value="0.15234375">
            <text:p>0,152</text:p>
          </table:table-cell>
          <table:table-cell table:style-name="ce24" office:value-type="float" office:value="0.181069958847737">
            <text:p>0,181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8">
            <text:p>22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6])))" office:value-type="float" office:value="0.65234375">
            <text:p>0,652</text:p>
          </table:table-cell>
          <table:table-cell table:style-name="ce24" office:value-type="float" office:value="0.51440329218107">
            <text:p>0,514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29">
            <text:p>22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7])))" office:value-type="float" office:value="0.40234375">
            <text:p>0,402</text:p>
          </table:table-cell>
          <table:table-cell table:style-name="ce24" office:value-type="float" office:value="0.847736625514403">
            <text:p>0,847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0">
            <text:p>23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8])))" office:value-type="float" office:value="0.90234375">
            <text:p>0,902</text:p>
          </table:table-cell>
          <table:table-cell table:style-name="ce24" office:value-type="float" office:value="0.292181069958848">
            <text:p>0,292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1">
            <text:p>23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39])))" office:value-type="float" office:value="0.08984375">
            <text:p>0,090</text:p>
          </table:table-cell>
          <table:table-cell table:style-name="ce24" office:value-type="float" office:value="0.625514403292181">
            <text:p>0,625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2">
            <text:p>23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0])))" office:value-type="float" office:value="0.58984375">
            <text:p>0,590</text:p>
          </table:table-cell>
          <table:table-cell table:style-name="ce24" office:value-type="float" office:value="0.958847736625514">
            <text:p>0,958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3">
            <text:p>23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1])))" office:value-type="float" office:value="0.33984375">
            <text:p>0,340</text:p>
          </table:table-cell>
          <table:table-cell table:style-name="ce24" office:value-type="float" office:value="0.106995884773663">
            <text:p>0,107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4">
            <text:p>23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2])))" office:value-type="float" office:value="0.83984375">
            <text:p>0,840</text:p>
          </table:table-cell>
          <table:table-cell table:style-name="ce24" office:value-type="float" office:value="0.440329218106996">
            <text:p>0,440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5">
            <text:p>23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3])))" office:value-type="float" office:value="0.21484375">
            <text:p>0,215</text:p>
          </table:table-cell>
          <table:table-cell table:style-name="ce24" office:value-type="float" office:value="0.773662551440329">
            <text:p>0,773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6">
            <text:p>23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4])))" office:value-type="float" office:value="0.71484375">
            <text:p>0,715</text:p>
          </table:table-cell>
          <table:table-cell table:style-name="ce24" office:value-type="float" office:value="0.218106995884774">
            <text:p>0,218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7">
            <text:p>23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5])))" office:value-type="float" office:value="0.46484375">
            <text:p>0,465</text:p>
          </table:table-cell>
          <table:table-cell table:style-name="ce24" office:value-type="float" office:value="0.551440329218107">
            <text:p>0,551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8">
            <text:p>23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6])))" office:value-type="float" office:value="0.96484375">
            <text:p>0,965</text:p>
          </table:table-cell>
          <table:table-cell table:style-name="ce24" office:value-type="float" office:value="0.88477366255144">
            <text:p>0,884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39">
            <text:p>23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7])))" office:value-type="float" office:value="0.05859375">
            <text:p>0,059</text:p>
          </table:table-cell>
          <table:table-cell table:style-name="ce24" office:value-type="float" office:value="0.329218106995885">
            <text:p>0,329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0">
            <text:p>24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8])))" office:value-type="float" office:value="0.55859375">
            <text:p>0,559</text:p>
          </table:table-cell>
          <table:table-cell table:style-name="ce24" office:value-type="float" office:value="0.662551440329218">
            <text:p>0,66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1">
            <text:p>24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49])))" office:value-type="float" office:value="0.30859375">
            <text:p>0,309</text:p>
          </table:table-cell>
          <table:table-cell table:style-name="ce24" office:value-type="float" office:value="0.995884773662551">
            <text:p>0,995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2">
            <text:p>24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0])))" office:value-type="float" office:value="0.80859375">
            <text:p>0,809</text:p>
          </table:table-cell>
          <table:table-cell table:style-name="ce24" office:value-type="float" office:value="0.00137174211248285">
            <text:p>0,001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3">
            <text:p>24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1])))" office:value-type="float" office:value="0.18359375">
            <text:p>0,184</text:p>
          </table:table-cell>
          <table:table-cell table:style-name="ce24" office:value-type="float" office:value="0.334705075445816">
            <text:p>0,33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4">
            <text:p>24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2])))" office:value-type="float" office:value="0.68359375">
            <text:p>0,684</text:p>
          </table:table-cell>
          <table:table-cell table:style-name="ce24" office:value-type="float" office:value="0.668038408779149">
            <text:p>0,668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5">
            <text:p>24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3])))" office:value-type="float" office:value="0.43359375">
            <text:p>0,434</text:p>
          </table:table-cell>
          <table:table-cell table:style-name="ce24" office:value-type="float" office:value="0.112482853223594">
            <text:p>0,112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6">
            <text:p>24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4])))" office:value-type="float" office:value="0.93359375">
            <text:p>0,934</text:p>
          </table:table-cell>
          <table:table-cell table:style-name="ce24" office:value-type="float" office:value="0.445816186556927">
            <text:p>0,445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7">
            <text:p>24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5])))" office:value-type="float" office:value="0.12109375">
            <text:p>0,121</text:p>
          </table:table-cell>
          <table:table-cell table:style-name="ce24" office:value-type="float" office:value="0.779149519890261">
            <text:p>0,77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8">
            <text:p>24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6])))" office:value-type="float" office:value="0.62109375">
            <text:p>0,621</text:p>
          </table:table-cell>
          <table:table-cell table:style-name="ce24" office:value-type="float" office:value="0.223593964334705">
            <text:p>0,223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49">
            <text:p>24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7])))" office:value-type="float" office:value="0.37109375">
            <text:p>0,371</text:p>
          </table:table-cell>
          <table:table-cell table:style-name="ce24" office:value-type="float" office:value="0.556927297668038">
            <text:p>0,556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0">
            <text:p>25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8])))" office:value-type="float" office:value="0.87109375">
            <text:p>0,871</text:p>
          </table:table-cell>
          <table:table-cell table:style-name="ce24" office:value-type="float" office:value="0.890260631001372">
            <text:p>0,890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1">
            <text:p>25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59])))" office:value-type="float" office:value="0.24609375">
            <text:p>0,246</text:p>
          </table:table-cell>
          <table:table-cell table:style-name="ce24" office:value-type="float" office:value="0.0384087791495199">
            <text:p>0,03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2">
            <text:p>25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0])))" office:value-type="float" office:value="0.74609375">
            <text:p>0,746</text:p>
          </table:table-cell>
          <table:table-cell table:style-name="ce24" office:value-type="float" office:value="0.371742112482853">
            <text:p>0,371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3">
            <text:p>25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1])))" office:value-type="float" office:value="0.49609375">
            <text:p>0,496</text:p>
          </table:table-cell>
          <table:table-cell table:style-name="ce24" office:value-type="float" office:value="0.705075445816187">
            <text:p>0,705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4">
            <text:p>25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2])))" office:value-type="float" office:value="0.99609375">
            <text:p>0,996</text:p>
          </table:table-cell>
          <table:table-cell table:style-name="ce24" office:value-type="float" office:value="0.149519890260631">
            <text:p>0,149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5">
            <text:p>25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3])))" office:value-type="float" office:value="0.001953125">
            <text:p>0,002</text:p>
          </table:table-cell>
          <table:table-cell table:style-name="ce24" office:value-type="float" office:value="0.482853223593964">
            <text:p>0,482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6">
            <text:p>25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4])))" office:value-type="float" office:value="0.501953125">
            <text:p>0,502</text:p>
          </table:table-cell>
          <table:table-cell table:style-name="ce24" office:value-type="float" office:value="0.816186556927297">
            <text:p>0,816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7">
            <text:p>25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5])))" office:value-type="float" office:value="0.251953125">
            <text:p>0,252</text:p>
          </table:table-cell>
          <table:table-cell table:style-name="ce24" office:value-type="float" office:value="0.260631001371742">
            <text:p>0,260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8">
            <text:p>25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6])))" office:value-type="float" office:value="0.751953125">
            <text:p>0,752</text:p>
          </table:table-cell>
          <table:table-cell table:style-name="ce24" office:value-type="float" office:value="0.593964334705075">
            <text:p>0,59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59">
            <text:p>25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7])))" office:value-type="float" office:value="0.126953125">
            <text:p>0,127</text:p>
          </table:table-cell>
          <table:table-cell table:style-name="ce24" office:value-type="float" office:value="0.927297668038409">
            <text:p>0,927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0">
            <text:p>26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8])))" office:value-type="float" office:value="0.626953125">
            <text:p>0,627</text:p>
          </table:table-cell>
          <table:table-cell table:style-name="ce24" office:value-type="float" office:value="0.0754458161865569">
            <text:p>0,075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1">
            <text:p>26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69])))" office:value-type="float" office:value="0.376953125">
            <text:p>0,377</text:p>
          </table:table-cell>
          <table:table-cell table:style-name="ce24" office:value-type="float" office:value="0.40877914951989">
            <text:p>0,408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2">
            <text:p>26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0])))" office:value-type="float" office:value="0.876953125">
            <text:p>0,877</text:p>
          </table:table-cell>
          <table:table-cell table:style-name="ce24" office:value-type="float" office:value="0.742112482853223">
            <text:p>0,742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3">
            <text:p>26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1])))" office:value-type="float" office:value="0.064453125">
            <text:p>0,064</text:p>
          </table:table-cell>
          <table:table-cell table:style-name="ce24" office:value-type="float" office:value="0.186556927297668">
            <text:p>0,186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4">
            <text:p>26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2])))" office:value-type="float" office:value="0.564453125">
            <text:p>0,564</text:p>
          </table:table-cell>
          <table:table-cell table:style-name="ce24" office:value-type="float" office:value="0.519890260631001">
            <text:p>0,519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5">
            <text:p>26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3])))" office:value-type="float" office:value="0.314453125">
            <text:p>0,314</text:p>
          </table:table-cell>
          <table:table-cell table:style-name="ce24" office:value-type="float" office:value="0.853223593964334">
            <text:p>0,853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6">
            <text:p>26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4])))" office:value-type="float" office:value="0.814453125">
            <text:p>0,814</text:p>
          </table:table-cell>
          <table:table-cell table:style-name="ce24" office:value-type="float" office:value="0.297668038408779">
            <text:p>0,297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7">
            <text:p>26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5])))" office:value-type="float" office:value="0.189453125">
            <text:p>0,189</text:p>
          </table:table-cell>
          <table:table-cell table:style-name="ce24" office:value-type="float" office:value="0.631001371742112">
            <text:p>0,631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8">
            <text:p>26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6])))" office:value-type="float" office:value="0.689453125">
            <text:p>0,689</text:p>
          </table:table-cell>
          <table:table-cell table:style-name="ce24" office:value-type="float" office:value="0.964334705075446">
            <text:p>0,964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69">
            <text:p>26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7])))" office:value-type="float" office:value="0.439453125">
            <text:p>0,439</text:p>
          </table:table-cell>
          <table:table-cell table:style-name="ce24" office:value-type="float" office:value="0.0137174211248285">
            <text:p>0,013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0">
            <text:p>27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8])))" office:value-type="float" office:value="0.939453125">
            <text:p>0,939</text:p>
          </table:table-cell>
          <table:table-cell table:style-name="ce24" office:value-type="float" office:value="0.347050754458162">
            <text:p>0,347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1">
            <text:p>27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79])))" office:value-type="float" office:value="0.033203125">
            <text:p>0,033</text:p>
          </table:table-cell>
          <table:table-cell table:style-name="ce24" office:value-type="float" office:value="0.680384087791495">
            <text:p>0,680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2">
            <text:p>27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0])))" office:value-type="float" office:value="0.533203125">
            <text:p>0,533</text:p>
          </table:table-cell>
          <table:table-cell table:style-name="ce24" office:value-type="float" office:value="0.12482853223594">
            <text:p>0,124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3">
            <text:p>27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1])))" office:value-type="float" office:value="0.283203125">
            <text:p>0,283</text:p>
          </table:table-cell>
          <table:table-cell table:style-name="ce24" office:value-type="float" office:value="0.458161865569273">
            <text:p>0,458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4">
            <text:p>27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2])))" office:value-type="float" office:value="0.783203125">
            <text:p>0,783</text:p>
          </table:table-cell>
          <table:table-cell table:style-name="ce24" office:value-type="float" office:value="0.791495198902606">
            <text:p>0,791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5">
            <text:p>27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3])))" office:value-type="float" office:value="0.158203125">
            <text:p>0,158</text:p>
          </table:table-cell>
          <table:table-cell table:style-name="ce24" office:value-type="float" office:value="0.235939643347051">
            <text:p>0,235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6">
            <text:p>27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4])))" office:value-type="float" office:value="0.658203125">
            <text:p>0,658</text:p>
          </table:table-cell>
          <table:table-cell table:style-name="ce24" office:value-type="float" office:value="0.569272976680384">
            <text:p>0,569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7">
            <text:p>27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5])))" office:value-type="float" office:value="0.408203125">
            <text:p>0,408</text:p>
          </table:table-cell>
          <table:table-cell table:style-name="ce24" office:value-type="float" office:value="0.902606310013717">
            <text:p>0,90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8">
            <text:p>27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6])))" office:value-type="float" office:value="0.908203125">
            <text:p>0,908</text:p>
          </table:table-cell>
          <table:table-cell table:style-name="ce24" office:value-type="float" office:value="0.0507544581618656">
            <text:p>0,050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79">
            <text:p>27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7])))" office:value-type="float" office:value="0.095703125">
            <text:p>0,096</text:p>
          </table:table-cell>
          <table:table-cell table:style-name="ce24" office:value-type="float" office:value="0.384087791495199">
            <text:p>0,384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0">
            <text:p>28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8])))" office:value-type="float" office:value="0.595703125">
            <text:p>0,596</text:p>
          </table:table-cell>
          <table:table-cell table:style-name="ce24" office:value-type="float" office:value="0.717421124828532">
            <text:p>0,717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1">
            <text:p>28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89])))" office:value-type="float" office:value="0.345703125">
            <text:p>0,346</text:p>
          </table:table-cell>
          <table:table-cell table:style-name="ce24" office:value-type="float" office:value="0.161865569272977">
            <text:p>0,16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2">
            <text:p>28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0])))" office:value-type="float" office:value="0.845703125">
            <text:p>0,846</text:p>
          </table:table-cell>
          <table:table-cell table:style-name="ce24" office:value-type="float" office:value="0.49519890260631">
            <text:p>0,495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3">
            <text:p>28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1])))" office:value-type="float" office:value="0.220703125">
            <text:p>0,221</text:p>
          </table:table-cell>
          <table:table-cell table:style-name="ce24" office:value-type="float" office:value="0.828532235939643">
            <text:p>0,828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4">
            <text:p>28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2])))" office:value-type="float" office:value="0.720703125">
            <text:p>0,721</text:p>
          </table:table-cell>
          <table:table-cell table:style-name="ce24" office:value-type="float" office:value="0.272976680384088">
            <text:p>0,273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5">
            <text:p>28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3])))" office:value-type="float" office:value="0.470703125">
            <text:p>0,471</text:p>
          </table:table-cell>
          <table:table-cell table:style-name="ce24" office:value-type="float" office:value="0.606310013717421">
            <text:p>0,606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6">
            <text:p>28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4])))" office:value-type="float" office:value="0.970703125">
            <text:p>0,971</text:p>
          </table:table-cell>
          <table:table-cell table:style-name="ce24" office:value-type="float" office:value="0.939643347050754">
            <text:p>0,939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7">
            <text:p>28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5])))" office:value-type="float" office:value="0.017578125">
            <text:p>0,018</text:p>
          </table:table-cell>
          <table:table-cell table:style-name="ce24" office:value-type="float" office:value="0.0877914951989026">
            <text:p>0,087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8">
            <text:p>28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6])))" office:value-type="float" office:value="0.517578125">
            <text:p>0,518</text:p>
          </table:table-cell>
          <table:table-cell table:style-name="ce24" office:value-type="float" office:value="0.421124828532236">
            <text:p>0,421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89">
            <text:p>28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7])))" office:value-type="float" office:value="0.267578125">
            <text:p>0,268</text:p>
          </table:table-cell>
          <table:table-cell table:style-name="ce24" office:value-type="float" office:value="0.754458161865569">
            <text:p>0,754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0">
            <text:p>29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8])))" office:value-type="float" office:value="0.767578125">
            <text:p>0,768</text:p>
          </table:table-cell>
          <table:table-cell table:style-name="ce24" office:value-type="float" office:value="0.198902606310014">
            <text:p>0,198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1">
            <text:p>29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299])))" office:value-type="float" office:value="0.142578125">
            <text:p>0,143</text:p>
          </table:table-cell>
          <table:table-cell table:style-name="ce24" office:value-type="float" office:value="0.532235939643347">
            <text:p>0,532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2">
            <text:p>29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0])))" office:value-type="float" office:value="0.642578125">
            <text:p>0,643</text:p>
          </table:table-cell>
          <table:table-cell table:style-name="ce24" office:value-type="float" office:value="0.86556927297668">
            <text:p>0,865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3">
            <text:p>29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1])))" office:value-type="float" office:value="0.392578125">
            <text:p>0,393</text:p>
          </table:table-cell>
          <table:table-cell table:style-name="ce24" office:value-type="float" office:value="0.310013717421125">
            <text:p>0,310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4">
            <text:p>29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2])))" office:value-type="float" office:value="0.892578125">
            <text:p>0,893</text:p>
          </table:table-cell>
          <table:table-cell table:style-name="ce24" office:value-type="float" office:value="0.643347050754458">
            <text:p>0,64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5">
            <text:p>29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3])))" office:value-type="float" office:value="0.080078125">
            <text:p>0,080</text:p>
          </table:table-cell>
          <table:table-cell table:style-name="ce24" office:value-type="float" office:value="0.976680384087791">
            <text:p>0,976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6">
            <text:p>29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4])))" office:value-type="float" office:value="0.580078125">
            <text:p>0,580</text:p>
          </table:table-cell>
          <table:table-cell table:style-name="ce24" office:value-type="float" office:value="0.0260631001371742">
            <text:p>0,02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7">
            <text:p>29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5])))" office:value-type="float" office:value="0.330078125">
            <text:p>0,330</text:p>
          </table:table-cell>
          <table:table-cell table:style-name="ce24" office:value-type="float" office:value="0.359396433470508">
            <text:p>0,35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8">
            <text:p>29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6])))" office:value-type="float" office:value="0.830078125">
            <text:p>0,830</text:p>
          </table:table-cell>
          <table:table-cell table:style-name="ce24" office:value-type="float" office:value="0.692729766803841">
            <text:p>0,692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299">
            <text:p>29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7])))" office:value-type="float" office:value="0.205078125">
            <text:p>0,205</text:p>
          </table:table-cell>
          <table:table-cell table:style-name="ce24" office:value-type="float" office:value="0.137174211248285">
            <text:p>0,13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0">
            <text:p>30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8])))" office:value-type="float" office:value="0.705078125">
            <text:p>0,705</text:p>
          </table:table-cell>
          <table:table-cell table:style-name="ce24" office:value-type="float" office:value="0.470507544581619">
            <text:p>0,47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1">
            <text:p>30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09])))" office:value-type="float" office:value="0.455078125">
            <text:p>0,455</text:p>
          </table:table-cell>
          <table:table-cell table:style-name="ce24" office:value-type="float" office:value="0.803840877914952">
            <text:p>0,803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2">
            <text:p>30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0])))" office:value-type="float" office:value="0.955078125">
            <text:p>0,955</text:p>
          </table:table-cell>
          <table:table-cell table:style-name="ce24" office:value-type="float" office:value="0.248285322359396">
            <text:p>0,248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3">
            <text:p>30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1])))" office:value-type="float" office:value="0.048828125">
            <text:p>0,049</text:p>
          </table:table-cell>
          <table:table-cell table:style-name="ce24" office:value-type="float" office:value="0.58161865569273">
            <text:p>0,58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4">
            <text:p>30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2])))" office:value-type="float" office:value="0.548828125">
            <text:p>0,549</text:p>
          </table:table-cell>
          <table:table-cell table:style-name="ce24" office:value-type="float" office:value="0.914951989026063">
            <text:p>0,91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5">
            <text:p>30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3])))" office:value-type="float" office:value="0.298828125">
            <text:p>0,299</text:p>
          </table:table-cell>
          <table:table-cell table:style-name="ce24" office:value-type="float" office:value="0.0631001371742112">
            <text:p>0,06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6">
            <text:p>30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4])))" office:value-type="float" office:value="0.798828125">
            <text:p>0,799</text:p>
          </table:table-cell>
          <table:table-cell table:style-name="ce24" office:value-type="float" office:value="0.396433470507545">
            <text:p>0,39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7">
            <text:p>30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5])))" office:value-type="float" office:value="0.173828125">
            <text:p>0,174</text:p>
          </table:table-cell>
          <table:table-cell table:style-name="ce24" office:value-type="float" office:value="0.729766803840878">
            <text:p>0,72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8">
            <text:p>30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6])))" office:value-type="float" office:value="0.673828125">
            <text:p>0,674</text:p>
          </table:table-cell>
          <table:table-cell table:style-name="ce24" office:value-type="float" office:value="0.174211248285322">
            <text:p>0,17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09">
            <text:p>30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7])))" office:value-type="float" office:value="0.423828125">
            <text:p>0,424</text:p>
          </table:table-cell>
          <table:table-cell table:style-name="ce24" office:value-type="float" office:value="0.507544581618656">
            <text:p>0,507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0">
            <text:p>31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8])))" office:value-type="float" office:value="0.923828125">
            <text:p>0,924</text:p>
          </table:table-cell>
          <table:table-cell table:style-name="ce24" office:value-type="float" office:value="0.840877914951989">
            <text:p>0,84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1">
            <text:p>31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19])))" office:value-type="float" office:value="0.111328125">
            <text:p>0,111</text:p>
          </table:table-cell>
          <table:table-cell table:style-name="ce24" office:value-type="float" office:value="0.285322359396433">
            <text:p>0,285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2">
            <text:p>31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0])))" office:value-type="float" office:value="0.611328125">
            <text:p>0,611</text:p>
          </table:table-cell>
          <table:table-cell table:style-name="ce24" office:value-type="float" office:value="0.618655692729767">
            <text:p>0,618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3">
            <text:p>31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1])))" office:value-type="float" office:value="0.361328125">
            <text:p>0,361</text:p>
          </table:table-cell>
          <table:table-cell table:style-name="ce24" office:value-type="float" office:value="0.9519890260631">
            <text:p>0,952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4">
            <text:p>31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2])))" office:value-type="float" office:value="0.861328125">
            <text:p>0,861</text:p>
          </table:table-cell>
          <table:table-cell table:style-name="ce24" office:value-type="float" office:value="0.100137174211248">
            <text:p>0,100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5">
            <text:p>31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3])))" office:value-type="float" office:value="0.236328125">
            <text:p>0,236</text:p>
          </table:table-cell>
          <table:table-cell table:style-name="ce24" office:value-type="float" office:value="0.433470507544582">
            <text:p>0,433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6">
            <text:p>31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4])))" office:value-type="float" office:value="0.736328125">
            <text:p>0,736</text:p>
          </table:table-cell>
          <table:table-cell table:style-name="ce24" office:value-type="float" office:value="0.766803840877915">
            <text:p>0,766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7">
            <text:p>31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5])))" office:value-type="float" office:value="0.486328125">
            <text:p>0,486</text:p>
          </table:table-cell>
          <table:table-cell table:style-name="ce24" office:value-type="float" office:value="0.211248285322359">
            <text:p>0,21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8">
            <text:p>31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6])))" office:value-type="float" office:value="0.986328125">
            <text:p>0,986</text:p>
          </table:table-cell>
          <table:table-cell table:style-name="ce24" office:value-type="float" office:value="0.544581618655693">
            <text:p>0,544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19">
            <text:p>31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7])))" office:value-type="float" office:value="0.009765625">
            <text:p>0,010</text:p>
          </table:table-cell>
          <table:table-cell table:style-name="ce24" office:value-type="float" office:value="0.877914951989026">
            <text:p>0,877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0">
            <text:p>32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8])))" office:value-type="float" office:value="0.509765625">
            <text:p>0,510</text:p>
          </table:table-cell>
          <table:table-cell table:style-name="ce24" office:value-type="float" office:value="0.32235939643347">
            <text:p>0,322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1">
            <text:p>32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29])))" office:value-type="float" office:value="0.259765625">
            <text:p>0,260</text:p>
          </table:table-cell>
          <table:table-cell table:style-name="ce24" office:value-type="float" office:value="0.655692729766804">
            <text:p>0,655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2">
            <text:p>32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0])))" office:value-type="float" office:value="0.759765625">
            <text:p>0,760</text:p>
          </table:table-cell>
          <table:table-cell table:style-name="ce24" office:value-type="float" office:value="0.989026063100137">
            <text:p>0,989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3">
            <text:p>32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1])))" office:value-type="float" office:value="0.134765625">
            <text:p>0,135</text:p>
          </table:table-cell>
          <table:table-cell table:style-name="ce24" office:value-type="float" office:value="0.00548696844993141">
            <text:p>0,005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4">
            <text:p>32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2])))" office:value-type="float" office:value="0.634765625">
            <text:p>0,635</text:p>
          </table:table-cell>
          <table:table-cell table:style-name="ce24" office:value-type="float" office:value="0.338820301783265">
            <text:p>0,338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5">
            <text:p>32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3])))" office:value-type="float" office:value="0.384765625">
            <text:p>0,385</text:p>
          </table:table-cell>
          <table:table-cell table:style-name="ce24" office:value-type="float" office:value="0.672153635116598">
            <text:p>0,672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6">
            <text:p>32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4])))" office:value-type="float" office:value="0.884765625">
            <text:p>0,885</text:p>
          </table:table-cell>
          <table:table-cell table:style-name="ce24" office:value-type="float" office:value="0.116598079561043">
            <text:p>0,116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7">
            <text:p>32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5])))" office:value-type="float" office:value="0.072265625">
            <text:p>0,072</text:p>
          </table:table-cell>
          <table:table-cell table:style-name="ce24" office:value-type="float" office:value="0.449931412894376">
            <text:p>0,449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8">
            <text:p>32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6])))" office:value-type="float" office:value="0.572265625">
            <text:p>0,572</text:p>
          </table:table-cell>
          <table:table-cell table:style-name="ce24" office:value-type="float" office:value="0.783264746227709">
            <text:p>0,78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29">
            <text:p>32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7])))" office:value-type="float" office:value="0.322265625">
            <text:p>0,322</text:p>
          </table:table-cell>
          <table:table-cell table:style-name="ce24" office:value-type="float" office:value="0.227709190672154">
            <text:p>0,227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0">
            <text:p>33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8])))" office:value-type="float" office:value="0.822265625">
            <text:p>0,822</text:p>
          </table:table-cell>
          <table:table-cell table:style-name="ce24" office:value-type="float" office:value="0.561042524005487">
            <text:p>0,561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1">
            <text:p>33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39])))" office:value-type="float" office:value="0.197265625">
            <text:p>0,197</text:p>
          </table:table-cell>
          <table:table-cell table:style-name="ce24" office:value-type="float" office:value="0.89437585733882">
            <text:p>0,894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2">
            <text:p>33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0])))" office:value-type="float" office:value="0.697265625">
            <text:p>0,697</text:p>
          </table:table-cell>
          <table:table-cell table:style-name="ce24" office:value-type="float" office:value="0.0425240054869685">
            <text:p>0,042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3">
            <text:p>33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1])))" office:value-type="float" office:value="0.447265625">
            <text:p>0,447</text:p>
          </table:table-cell>
          <table:table-cell table:style-name="ce24" office:value-type="float" office:value="0.375857338820302">
            <text:p>0,375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4">
            <text:p>33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2])))" office:value-type="float" office:value="0.947265625">
            <text:p>0,947</text:p>
          </table:table-cell>
          <table:table-cell table:style-name="ce24" office:value-type="float" office:value="0.709190672153635">
            <text:p>0,709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5">
            <text:p>33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3])))" office:value-type="float" office:value="0.041015625">
            <text:p>0,041</text:p>
          </table:table-cell>
          <table:table-cell table:style-name="ce24" office:value-type="float" office:value="0.15363511659808">
            <text:p>0,153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6">
            <text:p>33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4])))" office:value-type="float" office:value="0.541015625">
            <text:p>0,541</text:p>
          </table:table-cell>
          <table:table-cell table:style-name="ce24" office:value-type="float" office:value="0.486968449931413">
            <text:p>0,487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7">
            <text:p>33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5])))" office:value-type="float" office:value="0.291015625">
            <text:p>0,291</text:p>
          </table:table-cell>
          <table:table-cell table:style-name="ce24" office:value-type="float" office:value="0.820301783264746">
            <text:p>0,820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8">
            <text:p>33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6])))" office:value-type="float" office:value="0.791015625">
            <text:p>0,791</text:p>
          </table:table-cell>
          <table:table-cell table:style-name="ce24" office:value-type="float" office:value="0.264746227709191">
            <text:p>0,26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39">
            <text:p>33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7])))" office:value-type="float" office:value="0.166015625">
            <text:p>0,166</text:p>
          </table:table-cell>
          <table:table-cell table:style-name="ce24" office:value-type="float" office:value="0.598079561042524">
            <text:p>0,598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0">
            <text:p>34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8])))" office:value-type="float" office:value="0.666015625">
            <text:p>0,666</text:p>
          </table:table-cell>
          <table:table-cell table:style-name="ce24" office:value-type="float" office:value="0.931412894375857">
            <text:p>0,931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1">
            <text:p>34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49])))" office:value-type="float" office:value="0.416015625">
            <text:p>0,416</text:p>
          </table:table-cell>
          <table:table-cell table:style-name="ce24" office:value-type="float" office:value="0.0795610425240055">
            <text:p>0,079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2">
            <text:p>34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0])))" office:value-type="float" office:value="0.916015625">
            <text:p>0,916</text:p>
          </table:table-cell>
          <table:table-cell table:style-name="ce24" office:value-type="float" office:value="0.412894375857339">
            <text:p>0,412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3">
            <text:p>34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1])))" office:value-type="float" office:value="0.103515625">
            <text:p>0,104</text:p>
          </table:table-cell>
          <table:table-cell table:style-name="ce24" office:value-type="float" office:value="0.746227709190672">
            <text:p>0,746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4">
            <text:p>34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2])))" office:value-type="float" office:value="0.603515625">
            <text:p>0,604</text:p>
          </table:table-cell>
          <table:table-cell table:style-name="ce24" office:value-type="float" office:value="0.190672153635117">
            <text:p>0,190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5">
            <text:p>34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3])))" office:value-type="float" office:value="0.353515625">
            <text:p>0,354</text:p>
          </table:table-cell>
          <table:table-cell table:style-name="ce24" office:value-type="float" office:value="0.52400548696845">
            <text:p>0,52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6">
            <text:p>34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4])))" office:value-type="float" office:value="0.853515625">
            <text:p>0,854</text:p>
          </table:table-cell>
          <table:table-cell table:style-name="ce24" office:value-type="float" office:value="0.857338820301783">
            <text:p>0,857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7">
            <text:p>34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5])))" office:value-type="float" office:value="0.228515625">
            <text:p>0,229</text:p>
          </table:table-cell>
          <table:table-cell table:style-name="ce24" office:value-type="float" office:value="0.301783264746228">
            <text:p>0,301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8">
            <text:p>34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6])))" office:value-type="float" office:value="0.728515625">
            <text:p>0,729</text:p>
          </table:table-cell>
          <table:table-cell table:style-name="ce24" office:value-type="float" office:value="0.635116598079561">
            <text:p>0,635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49">
            <text:p>34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7])))" office:value-type="float" office:value="0.478515625">
            <text:p>0,479</text:p>
          </table:table-cell>
          <table:table-cell table:style-name="ce24" office:value-type="float" office:value="0.968449931412894">
            <text:p>0,96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0">
            <text:p>35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8])))" office:value-type="float" office:value="0.978515625">
            <text:p>0,979</text:p>
          </table:table-cell>
          <table:table-cell table:style-name="ce24" office:value-type="float" office:value="0.0178326474622771">
            <text:p>0,017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1">
            <text:p>35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59])))" office:value-type="float" office:value="0.025390625">
            <text:p>0,025</text:p>
          </table:table-cell>
          <table:table-cell table:style-name="ce24" office:value-type="float" office:value="0.35116598079561">
            <text:p>0,35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2">
            <text:p>35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0])))" office:value-type="float" office:value="0.525390625">
            <text:p>0,525</text:p>
          </table:table-cell>
          <table:table-cell table:style-name="ce24" office:value-type="float" office:value="0.684499314128944">
            <text:p>0,684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3">
            <text:p>35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1])))" office:value-type="float" office:value="0.275390625">
            <text:p>0,275</text:p>
          </table:table-cell>
          <table:table-cell table:style-name="ce24" office:value-type="float" office:value="0.128943758573388">
            <text:p>0,128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4">
            <text:p>35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2])))" office:value-type="float" office:value="0.775390625">
            <text:p>0,775</text:p>
          </table:table-cell>
          <table:table-cell table:style-name="ce24" office:value-type="float" office:value="0.462277091906721">
            <text:p>0,462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5">
            <text:p>35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3])))" office:value-type="float" office:value="0.150390625">
            <text:p>0,150</text:p>
          </table:table-cell>
          <table:table-cell table:style-name="ce24" office:value-type="float" office:value="0.795610425240055">
            <text:p>0,795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6">
            <text:p>35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4])))" office:value-type="float" office:value="0.650390625">
            <text:p>0,650</text:p>
          </table:table-cell>
          <table:table-cell table:style-name="ce24" office:value-type="float" office:value="0.240054869684499">
            <text:p>0,240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7">
            <text:p>35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5])))" office:value-type="float" office:value="0.400390625">
            <text:p>0,400</text:p>
          </table:table-cell>
          <table:table-cell table:style-name="ce24" office:value-type="float" office:value="0.573388203017833">
            <text:p>0,573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8">
            <text:p>35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6])))" office:value-type="float" office:value="0.900390625">
            <text:p>0,900</text:p>
          </table:table-cell>
          <table:table-cell table:style-name="ce24" office:value-type="float" office:value="0.906721536351166">
            <text:p>0,906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59">
            <text:p>35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7])))" office:value-type="float" office:value="0.087890625">
            <text:p>0,088</text:p>
          </table:table-cell>
          <table:table-cell table:style-name="ce24" office:value-type="float" office:value="0.0548696844993141">
            <text:p>0,054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0">
            <text:p>36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8])))" office:value-type="float" office:value="0.587890625">
            <text:p>0,588</text:p>
          </table:table-cell>
          <table:table-cell table:style-name="ce24" office:value-type="float" office:value="0.388203017832647">
            <text:p>0,388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1">
            <text:p>36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69])))" office:value-type="float" office:value="0.337890625">
            <text:p>0,338</text:p>
          </table:table-cell>
          <table:table-cell table:style-name="ce24" office:value-type="float" office:value="0.721536351165981">
            <text:p>0,721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2">
            <text:p>36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0])))" office:value-type="float" office:value="0.837890625">
            <text:p>0,838</text:p>
          </table:table-cell>
          <table:table-cell table:style-name="ce24" office:value-type="float" office:value="0.165980795610425">
            <text:p>0,166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3">
            <text:p>36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1])))" office:value-type="float" office:value="0.212890625">
            <text:p>0,213</text:p>
          </table:table-cell>
          <table:table-cell table:style-name="ce24" office:value-type="float" office:value="0.499314128943759">
            <text:p>0,499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4">
            <text:p>36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2])))" office:value-type="float" office:value="0.712890625">
            <text:p>0,713</text:p>
          </table:table-cell>
          <table:table-cell table:style-name="ce24" office:value-type="float" office:value="0.832647462277092">
            <text:p>0,83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5">
            <text:p>36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3])))" office:value-type="float" office:value="0.462890625">
            <text:p>0,463</text:p>
          </table:table-cell>
          <table:table-cell table:style-name="ce24" office:value-type="float" office:value="0.277091906721536">
            <text:p>0,277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6">
            <text:p>36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4])))" office:value-type="float" office:value="0.962890625">
            <text:p>0,963</text:p>
          </table:table-cell>
          <table:table-cell table:style-name="ce24" office:value-type="float" office:value="0.61042524005487">
            <text:p>0,610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7">
            <text:p>36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5])))" office:value-type="float" office:value="0.056640625">
            <text:p>0,057</text:p>
          </table:table-cell>
          <table:table-cell table:style-name="ce24" office:value-type="float" office:value="0.943758573388203">
            <text:p>0,943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8">
            <text:p>36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6])))" office:value-type="float" office:value="0.556640625">
            <text:p>0,557</text:p>
          </table:table-cell>
          <table:table-cell table:style-name="ce24" office:value-type="float" office:value="0.0919067215363511">
            <text:p>0,09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69">
            <text:p>36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7])))" office:value-type="float" office:value="0.306640625">
            <text:p>0,307</text:p>
          </table:table-cell>
          <table:table-cell table:style-name="ce24" office:value-type="float" office:value="0.425240054869684">
            <text:p>0,425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0">
            <text:p>37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8])))" office:value-type="float" office:value="0.806640625">
            <text:p>0,807</text:p>
          </table:table-cell>
          <table:table-cell table:style-name="ce24" office:value-type="float" office:value="0.758573388203018">
            <text:p>0,758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1">
            <text:p>37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79])))" office:value-type="float" office:value="0.181640625">
            <text:p>0,182</text:p>
          </table:table-cell>
          <table:table-cell table:style-name="ce24" office:value-type="float" office:value="0.203017832647462">
            <text:p>0,203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2">
            <text:p>37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0])))" office:value-type="float" office:value="0.681640625">
            <text:p>0,682</text:p>
          </table:table-cell>
          <table:table-cell table:style-name="ce24" office:value-type="float" office:value="0.536351165980795">
            <text:p>0,53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3">
            <text:p>37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1])))" office:value-type="float" office:value="0.431640625">
            <text:p>0,432</text:p>
          </table:table-cell>
          <table:table-cell table:style-name="ce24" office:value-type="float" office:value="0.869684499314129">
            <text:p>0,869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4">
            <text:p>37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2])))" office:value-type="float" office:value="0.931640625">
            <text:p>0,932</text:p>
          </table:table-cell>
          <table:table-cell table:style-name="ce24" office:value-type="float" office:value="0.314128943758573">
            <text:p>0,314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5">
            <text:p>37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3])))" office:value-type="float" office:value="0.119140625">
            <text:p>0,119</text:p>
          </table:table-cell>
          <table:table-cell table:style-name="ce24" office:value-type="float" office:value="0.647462277091907">
            <text:p>0,647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6">
            <text:p>37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4])))" office:value-type="float" office:value="0.619140625">
            <text:p>0,619</text:p>
          </table:table-cell>
          <table:table-cell table:style-name="ce24" office:value-type="float" office:value="0.98079561042524">
            <text:p>0,980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7">
            <text:p>37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5])))" office:value-type="float" office:value="0.369140625">
            <text:p>0,369</text:p>
          </table:table-cell>
          <table:table-cell table:style-name="ce24" office:value-type="float" office:value="0.0301783264746228">
            <text:p>0,030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8">
            <text:p>37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6])))" office:value-type="float" office:value="0.869140625">
            <text:p>0,869</text:p>
          </table:table-cell>
          <table:table-cell table:style-name="ce24" office:value-type="float" office:value="0.363511659807956">
            <text:p>0,363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79">
            <text:p>37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7])))" office:value-type="float" office:value="0.244140625">
            <text:p>0,244</text:p>
          </table:table-cell>
          <table:table-cell table:style-name="ce24" office:value-type="float" office:value="0.696844993141289">
            <text:p>0,696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0">
            <text:p>38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8])))" office:value-type="float" office:value="0.744140625">
            <text:p>0,744</text:p>
          </table:table-cell>
          <table:table-cell table:style-name="ce24" office:value-type="float" office:value="0.141289437585734">
            <text:p>0,141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1">
            <text:p>38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89])))" office:value-type="float" office:value="0.494140625">
            <text:p>0,494</text:p>
          </table:table-cell>
          <table:table-cell table:style-name="ce24" office:value-type="float" office:value="0.474622770919067">
            <text:p>0,474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2">
            <text:p>38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0])))" office:value-type="float" office:value="0.994140625">
            <text:p>0,994</text:p>
          </table:table-cell>
          <table:table-cell table:style-name="ce24" office:value-type="float" office:value="0.8079561042524">
            <text:p>0,808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3">
            <text:p>38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1])))" office:value-type="float" office:value="0.005859375">
            <text:p>0,006</text:p>
          </table:table-cell>
          <table:table-cell table:style-name="ce24" office:value-type="float" office:value="0.252400548696845">
            <text:p>0,252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4">
            <text:p>38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2])))" office:value-type="float" office:value="0.505859375">
            <text:p>0,506</text:p>
          </table:table-cell>
          <table:table-cell table:style-name="ce24" office:value-type="float" office:value="0.585733882030178">
            <text:p>0,585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5">
            <text:p>38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3])))" office:value-type="float" office:value="0.255859375">
            <text:p>0,256</text:p>
          </table:table-cell>
          <table:table-cell table:style-name="ce24" office:value-type="float" office:value="0.919067215363511">
            <text:p>0,91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6">
            <text:p>38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4])))" office:value-type="float" office:value="0.755859375">
            <text:p>0,756</text:p>
          </table:table-cell>
          <table:table-cell table:style-name="ce24" office:value-type="float" office:value="0.0672153635116598">
            <text:p>0,06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7">
            <text:p>38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5])))" office:value-type="float" office:value="0.130859375">
            <text:p>0,131</text:p>
          </table:table-cell>
          <table:table-cell table:style-name="ce24" office:value-type="float" office:value="0.400548696844993">
            <text:p>0,40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8">
            <text:p>38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6])))" office:value-type="float" office:value="0.630859375">
            <text:p>0,631</text:p>
          </table:table-cell>
          <table:table-cell table:style-name="ce24" office:value-type="float" office:value="0.733882030178326">
            <text:p>0,733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89">
            <text:p>38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7])))" office:value-type="float" office:value="0.380859375">
            <text:p>0,381</text:p>
          </table:table-cell>
          <table:table-cell table:style-name="ce24" office:value-type="float" office:value="0.178326474622771">
            <text:p>0,178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0">
            <text:p>39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8])))" office:value-type="float" office:value="0.880859375">
            <text:p>0,881</text:p>
          </table:table-cell>
          <table:table-cell table:style-name="ce24" office:value-type="float" office:value="0.511659807956104">
            <text:p>0,511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1">
            <text:p>39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399])))" office:value-type="float" office:value="0.068359375">
            <text:p>0,068</text:p>
          </table:table-cell>
          <table:table-cell table:style-name="ce24" office:value-type="float" office:value="0.844993141289437">
            <text:p>0,84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2">
            <text:p>39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0])))" office:value-type="float" office:value="0.568359375">
            <text:p>0,568</text:p>
          </table:table-cell>
          <table:table-cell table:style-name="ce24" office:value-type="float" office:value="0.289437585733882">
            <text:p>0,28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3">
            <text:p>39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1])))" office:value-type="float" office:value="0.318359375">
            <text:p>0,318</text:p>
          </table:table-cell>
          <table:table-cell table:style-name="ce24" office:value-type="float" office:value="0.622770919067215">
            <text:p>0,622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4">
            <text:p>39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2])))" office:value-type="float" office:value="0.818359375">
            <text:p>0,818</text:p>
          </table:table-cell>
          <table:table-cell table:style-name="ce24" office:value-type="float" office:value="0.956104252400549">
            <text:p>0,95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5">
            <text:p>39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3])))" office:value-type="float" office:value="0.193359375">
            <text:p>0,193</text:p>
          </table:table-cell>
          <table:table-cell table:style-name="ce24" office:value-type="float" office:value="0.104252400548697">
            <text:p>0,104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6">
            <text:p>39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4])))" office:value-type="float" office:value="0.693359375">
            <text:p>0,693</text:p>
          </table:table-cell>
          <table:table-cell table:style-name="ce24" office:value-type="float" office:value="0.43758573388203">
            <text:p>0,437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7">
            <text:p>39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5])))" office:value-type="float" office:value="0.443359375">
            <text:p>0,443</text:p>
          </table:table-cell>
          <table:table-cell table:style-name="ce24" office:value-type="float" office:value="0.770919067215363">
            <text:p>0,77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8">
            <text:p>39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6])))" office:value-type="float" office:value="0.943359375">
            <text:p>0,943</text:p>
          </table:table-cell>
          <table:table-cell table:style-name="ce24" office:value-type="float" office:value="0.215363511659808">
            <text:p>0,215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399">
            <text:p>39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7])))" office:value-type="float" office:value="0.037109375">
            <text:p>0,037</text:p>
          </table:table-cell>
          <table:table-cell table:style-name="ce24" office:value-type="float" office:value="0.548696844993141">
            <text:p>0,548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0">
            <text:p>40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8])))" office:value-type="float" office:value="0.537109375">
            <text:p>0,537</text:p>
          </table:table-cell>
          <table:table-cell table:style-name="ce24" office:value-type="float" office:value="0.882030178326474">
            <text:p>0,882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1">
            <text:p>40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09])))" office:value-type="float" office:value="0.287109375">
            <text:p>0,287</text:p>
          </table:table-cell>
          <table:table-cell table:style-name="ce24" office:value-type="float" office:value="0.326474622770919">
            <text:p>0,326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2">
            <text:p>40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0])))" office:value-type="float" office:value="0.787109375">
            <text:p>0,787</text:p>
          </table:table-cell>
          <table:table-cell table:style-name="ce24" office:value-type="float" office:value="0.659807956104252">
            <text:p>0,65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3">
            <text:p>40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1])))" office:value-type="float" office:value="0.162109375">
            <text:p>0,162</text:p>
          </table:table-cell>
          <table:table-cell table:style-name="ce24" office:value-type="float" office:value="0.993141289437586">
            <text:p>0,99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4">
            <text:p>40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2])))" office:value-type="float" office:value="0.662109375">
            <text:p>0,662</text:p>
          </table:table-cell>
          <table:table-cell table:style-name="ce24" office:value-type="float" office:value="0.00960219478737997">
            <text:p>0,009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5">
            <text:p>40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3])))" office:value-type="float" office:value="0.412109375">
            <text:p>0,412</text:p>
          </table:table-cell>
          <table:table-cell table:style-name="ce24" office:value-type="float" office:value="0.342935528120713">
            <text:p>0,342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6">
            <text:p>40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4])))" office:value-type="float" office:value="0.912109375">
            <text:p>0,912</text:p>
          </table:table-cell>
          <table:table-cell table:style-name="ce24" office:value-type="float" office:value="0.676268861454046">
            <text:p>0,676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7">
            <text:p>40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5])))" office:value-type="float" office:value="0.099609375">
            <text:p>0,100</text:p>
          </table:table-cell>
          <table:table-cell table:style-name="ce24" office:value-type="float" office:value="0.120713305898491">
            <text:p>0,120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8">
            <text:p>40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6])))" office:value-type="float" office:value="0.599609375">
            <text:p>0,600</text:p>
          </table:table-cell>
          <table:table-cell table:style-name="ce24" office:value-type="float" office:value="0.454046639231824">
            <text:p>0,454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09">
            <text:p>40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7])))" office:value-type="float" office:value="0.349609375">
            <text:p>0,350</text:p>
          </table:table-cell>
          <table:table-cell table:style-name="ce24" office:value-type="float" office:value="0.787379972565158">
            <text:p>0,787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0">
            <text:p>41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8])))" office:value-type="float" office:value="0.849609375">
            <text:p>0,850</text:p>
          </table:table-cell>
          <table:table-cell table:style-name="ce24" office:value-type="float" office:value="0.231824417009602">
            <text:p>0,231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1">
            <text:p>41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19])))" office:value-type="float" office:value="0.224609375">
            <text:p>0,225</text:p>
          </table:table-cell>
          <table:table-cell table:style-name="ce24" office:value-type="float" office:value="0.565157750342936">
            <text:p>0,565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2">
            <text:p>41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0])))" office:value-type="float" office:value="0.724609375">
            <text:p>0,725</text:p>
          </table:table-cell>
          <table:table-cell table:style-name="ce24" office:value-type="float" office:value="0.898491083676269">
            <text:p>0,898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3">
            <text:p>41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1])))" office:value-type="float" office:value="0.474609375">
            <text:p>0,475</text:p>
          </table:table-cell>
          <table:table-cell table:style-name="ce24" office:value-type="float" office:value="0.046639231824417">
            <text:p>0,046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4">
            <text:p>41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2])))" office:value-type="float" office:value="0.974609375">
            <text:p>0,975</text:p>
          </table:table-cell>
          <table:table-cell table:style-name="ce24" office:value-type="float" office:value="0.37997256515775">
            <text:p>0,380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5">
            <text:p>41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3])))" office:value-type="float" office:value="0.021484375">
            <text:p>0,021</text:p>
          </table:table-cell>
          <table:table-cell table:style-name="ce24" office:value-type="float" office:value="0.713305898491084">
            <text:p>0,713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6">
            <text:p>41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4])))" office:value-type="float" office:value="0.521484375">
            <text:p>0,521</text:p>
          </table:table-cell>
          <table:table-cell table:style-name="ce24" office:value-type="float" office:value="0.157750342935528">
            <text:p>0,157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7">
            <text:p>41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5])))" office:value-type="float" office:value="0.271484375">
            <text:p>0,271</text:p>
          </table:table-cell>
          <table:table-cell table:style-name="ce24" office:value-type="float" office:value="0.491083676268861">
            <text:p>0,491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8">
            <text:p>41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6])))" office:value-type="float" office:value="0.771484375">
            <text:p>0,771</text:p>
          </table:table-cell>
          <table:table-cell table:style-name="ce24" office:value-type="float" office:value="0.824417009602194">
            <text:p>0,824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19">
            <text:p>41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7])))" office:value-type="float" office:value="0.146484375">
            <text:p>0,146</text:p>
          </table:table-cell>
          <table:table-cell table:style-name="ce24" office:value-type="float" office:value="0.268861454046639">
            <text:p>0,268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0">
            <text:p>42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8])))" office:value-type="float" office:value="0.646484375">
            <text:p>0,646</text:p>
          </table:table-cell>
          <table:table-cell table:style-name="ce24" office:value-type="float" office:value="0.602194787379972">
            <text:p>0,602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1">
            <text:p>42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29])))" office:value-type="float" office:value="0.396484375">
            <text:p>0,396</text:p>
          </table:table-cell>
          <table:table-cell table:style-name="ce24" office:value-type="float" office:value="0.935528120713306">
            <text:p>0,935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2">
            <text:p>42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0])))" office:value-type="float" office:value="0.896484375">
            <text:p>0,896</text:p>
          </table:table-cell>
          <table:table-cell table:style-name="ce24" office:value-type="float" office:value="0.083676268861454">
            <text:p>0,083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3">
            <text:p>42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1])))" office:value-type="float" office:value="0.083984375">
            <text:p>0,084</text:p>
          </table:table-cell>
          <table:table-cell table:style-name="ce24" office:value-type="float" office:value="0.417009602194787">
            <text:p>0,417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4">
            <text:p>42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2])))" office:value-type="float" office:value="0.583984375">
            <text:p>0,584</text:p>
          </table:table-cell>
          <table:table-cell table:style-name="ce24" office:value-type="float" office:value="0.750342935528121">
            <text:p>0,750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5">
            <text:p>42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3])))" office:value-type="float" office:value="0.333984375">
            <text:p>0,334</text:p>
          </table:table-cell>
          <table:table-cell table:style-name="ce24" office:value-type="float" office:value="0.194787379972565">
            <text:p>0,194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6">
            <text:p>42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4])))" office:value-type="float" office:value="0.833984375">
            <text:p>0,834</text:p>
          </table:table-cell>
          <table:table-cell table:style-name="ce24" office:value-type="float" office:value="0.528120713305898">
            <text:p>0,528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7">
            <text:p>42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5])))" office:value-type="float" office:value="0.208984375">
            <text:p>0,209</text:p>
          </table:table-cell>
          <table:table-cell table:style-name="ce24" office:value-type="float" office:value="0.861454046639232">
            <text:p>0,861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8">
            <text:p>42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6])))" office:value-type="float" office:value="0.708984375">
            <text:p>0,709</text:p>
          </table:table-cell>
          <table:table-cell table:style-name="ce24" office:value-type="float" office:value="0.305898491083676">
            <text:p>0,305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29">
            <text:p>42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7])))" office:value-type="float" office:value="0.458984375">
            <text:p>0,459</text:p>
          </table:table-cell>
          <table:table-cell table:style-name="ce24" office:value-type="float" office:value="0.63923182441701">
            <text:p>0,639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0">
            <text:p>43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8])))" office:value-type="float" office:value="0.958984375">
            <text:p>0,959</text:p>
          </table:table-cell>
          <table:table-cell table:style-name="ce24" office:value-type="float" office:value="0.972565157750343">
            <text:p>0,972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1">
            <text:p>43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39])))" office:value-type="float" office:value="0.052734375">
            <text:p>0,053</text:p>
          </table:table-cell>
          <table:table-cell table:style-name="ce24" office:value-type="float" office:value="0.0219478737997256">
            <text:p>0,021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2">
            <text:p>43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0])))" office:value-type="float" office:value="0.552734375">
            <text:p>0,553</text:p>
          </table:table-cell>
          <table:table-cell table:style-name="ce24" office:value-type="float" office:value="0.355281207133059">
            <text:p>0,355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3">
            <text:p>43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1])))" office:value-type="float" office:value="0.302734375">
            <text:p>0,303</text:p>
          </table:table-cell>
          <table:table-cell table:style-name="ce24" office:value-type="float" office:value="0.688614540466392">
            <text:p>0,688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4">
            <text:p>43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2])))" office:value-type="float" office:value="0.802734375">
            <text:p>0,803</text:p>
          </table:table-cell>
          <table:table-cell table:style-name="ce24" office:value-type="float" office:value="0.133058984910837">
            <text:p>0,13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5">
            <text:p>43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3])))" office:value-type="float" office:value="0.177734375">
            <text:p>0,178</text:p>
          </table:table-cell>
          <table:table-cell table:style-name="ce24" office:value-type="float" office:value="0.46639231824417">
            <text:p>0,46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6">
            <text:p>43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4])))" office:value-type="float" office:value="0.677734375">
            <text:p>0,678</text:p>
          </table:table-cell>
          <table:table-cell table:style-name="ce24" office:value-type="float" office:value="0.799725651577503">
            <text:p>0,799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7">
            <text:p>43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5])))" office:value-type="float" office:value="0.427734375">
            <text:p>0,428</text:p>
          </table:table-cell>
          <table:table-cell table:style-name="ce24" office:value-type="float" office:value="0.244170096021948">
            <text:p>0,24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8">
            <text:p>43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6])))" office:value-type="float" office:value="0.927734375">
            <text:p>0,928</text:p>
          </table:table-cell>
          <table:table-cell table:style-name="ce24" office:value-type="float" office:value="0.577503429355281">
            <text:p>0,577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39">
            <text:p>43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7])))" office:value-type="float" office:value="0.115234375">
            <text:p>0,115</text:p>
          </table:table-cell>
          <table:table-cell table:style-name="ce24" office:value-type="float" office:value="0.910836762688614">
            <text:p>0,910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0">
            <text:p>44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8])))" office:value-type="float" office:value="0.615234375">
            <text:p>0,615</text:p>
          </table:table-cell>
          <table:table-cell table:style-name="ce24" office:value-type="float" office:value="0.0589849108367627">
            <text:p>0,059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1">
            <text:p>44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49])))" office:value-type="float" office:value="0.365234375">
            <text:p>0,365</text:p>
          </table:table-cell>
          <table:table-cell table:style-name="ce24" office:value-type="float" office:value="0.392318244170096">
            <text:p>0,392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2">
            <text:p>44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0])))" office:value-type="float" office:value="0.865234375">
            <text:p>0,865</text:p>
          </table:table-cell>
          <table:table-cell table:style-name="ce24" office:value-type="float" office:value="0.725651577503429">
            <text:p>0,725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3">
            <text:p>44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1])))" office:value-type="float" office:value="0.240234375">
            <text:p>0,240</text:p>
          </table:table-cell>
          <table:table-cell table:style-name="ce24" office:value-type="float" office:value="0.170096021947874">
            <text:p>0,170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4">
            <text:p>44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2])))" office:value-type="float" office:value="0.740234375">
            <text:p>0,740</text:p>
          </table:table-cell>
          <table:table-cell table:style-name="ce24" office:value-type="float" office:value="0.503429355281207">
            <text:p>0,503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5">
            <text:p>44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3])))" office:value-type="float" office:value="0.490234375">
            <text:p>0,490</text:p>
          </table:table-cell>
          <table:table-cell table:style-name="ce24" office:value-type="float" office:value="0.83676268861454">
            <text:p>0,836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6">
            <text:p>44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4])))" office:value-type="float" office:value="0.990234375">
            <text:p>0,990</text:p>
          </table:table-cell>
          <table:table-cell table:style-name="ce24" office:value-type="float" office:value="0.281207133058985">
            <text:p>0,281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7">
            <text:p>44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5])))" office:value-type="float" office:value="0.013671875">
            <text:p>0,014</text:p>
          </table:table-cell>
          <table:table-cell table:style-name="ce24" office:value-type="float" office:value="0.614540466392318">
            <text:p>0,614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8">
            <text:p>44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6])))" office:value-type="float" office:value="0.513671875">
            <text:p>0,514</text:p>
          </table:table-cell>
          <table:table-cell table:style-name="ce24" office:value-type="float" office:value="0.947873799725651">
            <text:p>0,947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49">
            <text:p>44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7])))" office:value-type="float" office:value="0.263671875">
            <text:p>0,264</text:p>
          </table:table-cell>
          <table:table-cell table:style-name="ce24" office:value-type="float" office:value="0.0960219478737997">
            <text:p>0,096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0">
            <text:p>45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8])))" office:value-type="float" office:value="0.763671875">
            <text:p>0,764</text:p>
          </table:table-cell>
          <table:table-cell table:style-name="ce24" office:value-type="float" office:value="0.429355281207133">
            <text:p>0,42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1">
            <text:p>45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59])))" office:value-type="float" office:value="0.138671875">
            <text:p>0,139</text:p>
          </table:table-cell>
          <table:table-cell table:style-name="ce24" office:value-type="float" office:value="0.762688614540466">
            <text:p>0,762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2">
            <text:p>45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0])))" office:value-type="float" office:value="0.638671875">
            <text:p>0,639</text:p>
          </table:table-cell>
          <table:table-cell table:style-name="ce24" office:value-type="float" office:value="0.207133058984911">
            <text:p>0,207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3">
            <text:p>45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1])))" office:value-type="float" office:value="0.388671875">
            <text:p>0,389</text:p>
          </table:table-cell>
          <table:table-cell table:style-name="ce24" office:value-type="float" office:value="0.540466392318244">
            <text:p>0,54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4">
            <text:p>45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2])))" office:value-type="float" office:value="0.888671875">
            <text:p>0,889</text:p>
          </table:table-cell>
          <table:table-cell table:style-name="ce24" office:value-type="float" office:value="0.873799725651577">
            <text:p>0,873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5">
            <text:p>45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3])))" office:value-type="float" office:value="0.076171875">
            <text:p>0,076</text:p>
          </table:table-cell>
          <table:table-cell table:style-name="ce24" office:value-type="float" office:value="0.318244170096022">
            <text:p>0,318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6">
            <text:p>45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4])))" office:value-type="float" office:value="0.576171875">
            <text:p>0,576</text:p>
          </table:table-cell>
          <table:table-cell table:style-name="ce24" office:value-type="float" office:value="0.651577503429355">
            <text:p>0,65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7">
            <text:p>45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5])))" office:value-type="float" office:value="0.326171875">
            <text:p>0,326</text:p>
          </table:table-cell>
          <table:table-cell table:style-name="ce24" office:value-type="float" office:value="0.984910836762688">
            <text:p>0,984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8">
            <text:p>45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6])))" office:value-type="float" office:value="0.826171875">
            <text:p>0,826</text:p>
          </table:table-cell>
          <table:table-cell table:style-name="ce24" office:value-type="float" office:value="0.0342935528120713">
            <text:p>0,034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59">
            <text:p>45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7])))" office:value-type="float" office:value="0.201171875">
            <text:p>0,201</text:p>
          </table:table-cell>
          <table:table-cell table:style-name="ce24" office:value-type="float" office:value="0.367626886145405">
            <text:p>0,367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0">
            <text:p>46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8])))" office:value-type="float" office:value="0.701171875">
            <text:p>0,701</text:p>
          </table:table-cell>
          <table:table-cell table:style-name="ce24" office:value-type="float" office:value="0.700960219478738">
            <text:p>0,701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1">
            <text:p>46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69])))" office:value-type="float" office:value="0.451171875">
            <text:p>0,451</text:p>
          </table:table-cell>
          <table:table-cell table:style-name="ce24" office:value-type="float" office:value="0.145404663923182">
            <text:p>0,145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2">
            <text:p>46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0])))" office:value-type="float" office:value="0.951171875">
            <text:p>0,951</text:p>
          </table:table-cell>
          <table:table-cell table:style-name="ce24" office:value-type="float" office:value="0.478737997256516">
            <text:p>0,478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3">
            <text:p>46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1])))" office:value-type="float" office:value="0.044921875">
            <text:p>0,045</text:p>
          </table:table-cell>
          <table:table-cell table:style-name="ce24" office:value-type="float" office:value="0.812071330589849">
            <text:p>0,812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4">
            <text:p>46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2])))" office:value-type="float" office:value="0.544921875">
            <text:p>0,545</text:p>
          </table:table-cell>
          <table:table-cell table:style-name="ce24" office:value-type="float" office:value="0.256515775034294">
            <text:p>0,256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5">
            <text:p>46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3])))" office:value-type="float" office:value="0.294921875">
            <text:p>0,295</text:p>
          </table:table-cell>
          <table:table-cell table:style-name="ce24" office:value-type="float" office:value="0.589849108367627">
            <text:p>0,58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6">
            <text:p>46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4])))" office:value-type="float" office:value="0.794921875">
            <text:p>0,795</text:p>
          </table:table-cell>
          <table:table-cell table:style-name="ce24" office:value-type="float" office:value="0.92318244170096">
            <text:p>0,923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7">
            <text:p>46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5])))" office:value-type="float" office:value="0.169921875">
            <text:p>0,170</text:p>
          </table:table-cell>
          <table:table-cell table:style-name="ce24" office:value-type="float" office:value="0.0713305898491084">
            <text:p>0,071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8">
            <text:p>46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6])))" office:value-type="float" office:value="0.669921875">
            <text:p>0,670</text:p>
          </table:table-cell>
          <table:table-cell table:style-name="ce24" office:value-type="float" office:value="0.404663923182442">
            <text:p>0,404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69">
            <text:p>46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7])))" office:value-type="float" office:value="0.419921875">
            <text:p>0,420</text:p>
          </table:table-cell>
          <table:table-cell table:style-name="ce24" office:value-type="float" office:value="0.737997256515775">
            <text:p>0,738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0">
            <text:p>47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8])))" office:value-type="float" office:value="0.919921875">
            <text:p>0,920</text:p>
          </table:table-cell>
          <table:table-cell table:style-name="ce24" office:value-type="float" office:value="0.182441700960219">
            <text:p>0,182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1">
            <text:p>47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79])))" office:value-type="float" office:value="0.107421875">
            <text:p>0,107</text:p>
          </table:table-cell>
          <table:table-cell table:style-name="ce24" office:value-type="float" office:value="0.515775034293553">
            <text:p>0,515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2">
            <text:p>47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0])))" office:value-type="float" office:value="0.607421875">
            <text:p>0,607</text:p>
          </table:table-cell>
          <table:table-cell table:style-name="ce24" office:value-type="float" office:value="0.849108367626886">
            <text:p>0,849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3">
            <text:p>47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1])))" office:value-type="float" office:value="0.357421875">
            <text:p>0,357</text:p>
          </table:table-cell>
          <table:table-cell table:style-name="ce24" office:value-type="float" office:value="0.293552812071331">
            <text:p>0,293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4">
            <text:p>47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2])))" office:value-type="float" office:value="0.857421875">
            <text:p>0,857</text:p>
          </table:table-cell>
          <table:table-cell table:style-name="ce24" office:value-type="float" office:value="0.626886145404664">
            <text:p>0,626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5">
            <text:p>47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3])))" office:value-type="float" office:value="0.232421875">
            <text:p>0,232</text:p>
          </table:table-cell>
          <table:table-cell table:style-name="ce24" office:value-type="float" office:value="0.960219478737997">
            <text:p>0,960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6">
            <text:p>47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4])))" office:value-type="float" office:value="0.732421875">
            <text:p>0,732</text:p>
          </table:table-cell>
          <table:table-cell table:style-name="ce24" office:value-type="float" office:value="0.108367626886145">
            <text:p>0,108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7">
            <text:p>47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5])))" office:value-type="float" office:value="0.482421875">
            <text:p>0,482</text:p>
          </table:table-cell>
          <table:table-cell table:style-name="ce24" office:value-type="float" office:value="0.441700960219479">
            <text:p>0,441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8">
            <text:p>47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6])))" office:value-type="float" office:value="0.982421875">
            <text:p>0,982</text:p>
          </table:table-cell>
          <table:table-cell table:style-name="ce24" office:value-type="float" office:value="0.775034293552812">
            <text:p>0,77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79">
            <text:p>47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7])))" office:value-type="float" office:value="0.029296875">
            <text:p>0,029</text:p>
          </table:table-cell>
          <table:table-cell table:style-name="ce24" office:value-type="float" office:value="0.219478737997256">
            <text:p>0,219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0">
            <text:p>48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8])))" office:value-type="float" office:value="0.529296875">
            <text:p>0,529</text:p>
          </table:table-cell>
          <table:table-cell table:style-name="ce24" office:value-type="float" office:value="0.55281207133059">
            <text:p>0,552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1">
            <text:p>48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89])))" office:value-type="float" office:value="0.279296875">
            <text:p>0,279</text:p>
          </table:table-cell>
          <table:table-cell table:style-name="ce24" office:value-type="float" office:value="0.886145404663923">
            <text:p>0,88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2">
            <text:p>48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0])))" office:value-type="float" office:value="0.779296875">
            <text:p>0,779</text:p>
          </table:table-cell>
          <table:table-cell table:style-name="ce24" office:value-type="float" office:value="0.330589849108368">
            <text:p>0,330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3">
            <text:p>48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1])))" office:value-type="float" office:value="0.154296875">
            <text:p>0,154</text:p>
          </table:table-cell>
          <table:table-cell table:style-name="ce24" office:value-type="float" office:value="0.663923182441701">
            <text:p>0,663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4">
            <text:p>48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2])))" office:value-type="float" office:value="0.654296875">
            <text:p>0,654</text:p>
          </table:table-cell>
          <table:table-cell table:style-name="ce24" office:value-type="float" office:value="0.997256515775034">
            <text:p>0,997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5">
            <text:p>48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3])))" office:value-type="float" office:value="0.404296875">
            <text:p>0,404</text:p>
          </table:table-cell>
          <table:table-cell table:style-name="ce24" office:value-type="float" office:value="0.00274348422496571">
            <text:p>0,0027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6">
            <text:p>48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4])))" office:value-type="float" office:value="0.904296875">
            <text:p>0,904</text:p>
          </table:table-cell>
          <table:table-cell table:style-name="ce24" office:value-type="float" office:value="0.336076817558299">
            <text:p>0,336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7">
            <text:p>48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5])))" office:value-type="float" office:value="0.091796875">
            <text:p>0,092</text:p>
          </table:table-cell>
          <table:table-cell table:style-name="ce24" office:value-type="float" office:value="0.669410150891632">
            <text:p>0,669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8">
            <text:p>48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6])))" office:value-type="float" office:value="0.591796875">
            <text:p>0,592</text:p>
          </table:table-cell>
          <table:table-cell table:style-name="ce24" office:value-type="float" office:value="0.113854595336077">
            <text:p>0,113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89">
            <text:p>48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7])))" office:value-type="float" office:value="0.341796875">
            <text:p>0,342</text:p>
          </table:table-cell>
          <table:table-cell table:style-name="ce24" office:value-type="float" office:value="0.44718792866941">
            <text:p>0,447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0">
            <text:p>490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8])))" office:value-type="float" office:value="0.841796875">
            <text:p>0,842</text:p>
          </table:table-cell>
          <table:table-cell table:style-name="ce24" office:value-type="float" office:value="0.780521262002743">
            <text:p>0,7805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1">
            <text:p>491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499])))" office:value-type="float" office:value="0.216796875">
            <text:p>0,217</text:p>
          </table:table-cell>
          <table:table-cell table:style-name="ce24" office:value-type="float" office:value="0.224965706447188">
            <text:p>0,2250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2">
            <text:p>492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0])))" office:value-type="float" office:value="0.716796875">
            <text:p>0,717</text:p>
          </table:table-cell>
          <table:table-cell table:style-name="ce24" office:value-type="float" office:value="0.558299039780521">
            <text:p>0,5583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3">
            <text:p>493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1])))" office:value-type="float" office:value="0.466796875">
            <text:p>0,467</text:p>
          </table:table-cell>
          <table:table-cell table:style-name="ce24" office:value-type="float" office:value="0.891632373113855">
            <text:p>0,8916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4">
            <text:p>494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2])))" office:value-type="float" office:value="0.966796875">
            <text:p>0,967</text:p>
          </table:table-cell>
          <table:table-cell table:style-name="ce24" office:value-type="float" office:value="0.0397805212620027">
            <text:p>0,0398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5">
            <text:p>495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3])))" office:value-type="float" office:value="0.060546875">
            <text:p>0,061</text:p>
          </table:table-cell>
          <table:table-cell table:style-name="ce24" office:value-type="float" office:value="0.373113854595336">
            <text:p>0,3731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6">
            <text:p>496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4])))" office:value-type="float" office:value="0.560546875">
            <text:p>0,561</text:p>
          </table:table-cell>
          <table:table-cell table:style-name="ce24" office:value-type="float" office:value="0.706447187928669">
            <text:p>0,7064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7">
            <text:p>497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5])))" office:value-type="float" office:value="0.310546875">
            <text:p>0,311</text:p>
          </table:table-cell>
          <table:table-cell table:style-name="ce24" office:value-type="float" office:value="0.150891632373114">
            <text:p>0,1509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8">
            <text:p>498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6])))" office:value-type="float" office:value="0.810546875">
            <text:p>0,811</text:p>
          </table:table-cell>
          <table:table-cell table:style-name="ce24" office:value-type="float" office:value="0.484224965706447">
            <text:p>0,4842</text:p>
          </table:table-cell>
          <table:table-cell table:style-name="ce1" table:number-columns-repeated="247"/>
          <table:table-cell table:number-columns-repeated="767"/>
        </table:table-row>
        <table:table-row table:style-name="ro2">
          <table:table-cell table:style-name="ce1" table:number-columns-repeated="7"/>
          <table:table-cell table:style-name="ce19" office:value-type="float" office:value="499">
            <text:p>499</text:p>
          </table:table-cell>
          <table:table-cell table:style-name="ce23" table:number-matrix-columns-spanned="2" table:number-matrix-rows-spanned="1" table:formula="of:=INFO.OBBA.OBBA.OBGET(INFO.OBBA.OBBA.OBCALL(&quot;&quot;;[.$B$12];&quot;getHaltonNumber&quot;;INFO.OBBA.OBBA.OBMAKE(&quot;&quot;;&quot;int&quot;;[.H507])))" office:value-type="float" office:value="0.185546875">
            <text:p>0,186</text:p>
          </table:table-cell>
          <table:table-cell table:style-name="ce24" office:value-type="float" office:value="0.81755829903978">
            <text:p>0,8176</text:p>
          </table:table-cell>
          <table:table-cell table:style-name="ce1" table:number-columns-repeated="247"/>
          <table:table-cell table:number-columns-repeated="767"/>
        </table:table-row>
        <table:table-row table:style-name="ro2" table:number-rows-repeated="65029">
          <table:table-cell table:style-name="ce1" table:number-columns-repeated="8"/>
          <table:table-cell table:style-name="ce10"/>
          <table:table-cell table:style-name="ce1" table:number-columns-repeated="248"/>
          <table:table-cell table:number-columns-repeated="767"/>
        </table:table-row>
        <table:table-row table:style-name="ro2">
          <table:table-cell/>
          <table:table-cell table:style-name="ce1" table:number-columns-repeated="5"/>
          <table:table-cell table:number-columns-repeated="101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6:19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2-10-25T16:19:23</dc:date>
    <dc:creator>Christian Fries</dc:creator>
    <meta:editing-duration>PT9H25M29S</meta:editing-duration>
    <meta:editing-cycles>9</meta:editing-cycles>
    <meta:generator>OpenOffice.org/3.4.1$Unix OpenOffice.org_project/341m1$Build-9593</meta:generator>
    <meta:document-statistic meta:table-count="2" meta:cell-count="15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7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5" style:family="chart" style:data-style-name="N157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Halton Sequence'.I8:'Halton Sequence'.J507" svg:x="0.224cm" svg:y="0.14cm" svg:width="10.533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'Halton Sequence'.J8:'Halton Sequence'.J507" chart:class="chart:scatter">
            <chart:domain table:cell-range-address="'Halton Sequence'.I8:'Halton Sequence'.I507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I8:'Halton Sequence'.I507</svg:desc>
                </draw:g>
              </table:table-cell>
              <table:table-cell office:value-type="float" office:value="0.333333333333333">
                <text:p>0.333333333333333</text:p>
                <draw:g>
                  <svg:desc>'Halton Sequence'.J8:'Halton Sequence'.J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25">
                <text:p>0.562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">
                <text:p>0.812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75">
                <text:p>0.687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5">
                <text:p>0.437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75">
                <text:p>0.9375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5">
                <text:p>0.0312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25">
                <text:p>0.53125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125">
                <text:p>0.2812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125">
                <text:p>0.7812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25">
                <text:p>0.156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625">
                <text:p>0.65625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25">
                <text:p>0.4062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625">
                <text:p>0.90625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75">
                <text:p>0.0937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375">
                <text:p>0.593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75">
                <text:p>0.3437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375">
                <text:p>0.84375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75">
                <text:p>0.21875</text:p>
              </table:table-cell>
              <table:table-cell office:value-type="float" office:value="0.345679012345679">
                <text:p>0.345679012345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875">
                <text:p>0.71875</text:p>
              </table:table-cell>
              <table:table-cell office:value-type="float" office:value="0.679012345679012">
                <text:p>0.679012345679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875">
                <text:p>0.46875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75">
                <text:p>0.96875</text:p>
              </table:table-cell>
              <table:table-cell office:value-type="float" office:value="0.45679012345679">
                <text:p>0.45679012345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625">
                <text:p>0.01562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5625">
                <text:p>0.515625</text:p>
              </table:table-cell>
              <table:table-cell office:value-type="float" office:value="0.234567901234568">
                <text:p>0.234567901234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5625">
                <text:p>0.265625</text:p>
              </table:table-cell>
              <table:table-cell office:value-type="float" office:value="0.567901234567901">
                <text:p>0.567901234567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5625">
                <text:p>0.765625</text:p>
              </table:table-cell>
              <table:table-cell office:value-type="float" office:value="0.901234567901235">
                <text:p>0.90123456790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0625">
                <text:p>0.14062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0625">
                <text:p>0.640625</text:p>
              </table:table-cell>
              <table:table-cell office:value-type="float" office:value="0.382716049382716">
                <text:p>0.382716049382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0625">
                <text:p>0.390625</text:p>
              </table:table-cell>
              <table:table-cell office:value-type="float" office:value="0.716049382716049">
                <text:p>0.71604938271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625">
                <text:p>0.890625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125">
                <text:p>0.078125</text:p>
              </table:table-cell>
              <table:table-cell office:value-type="float" office:value="0.493827160493827">
                <text:p>0.49382716049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125">
                <text:p>0.578125</text:p>
              </table:table-cell>
              <table:table-cell office:value-type="float" office:value="0.82716049382716">
                <text:p>0.8271604938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8125">
                <text:p>0.328125</text:p>
              </table:table-cell>
              <table:table-cell office:value-type="float" office:value="0.271604938271605">
                <text:p>0.271604938271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8125">
                <text:p>0.828125</text:p>
              </table:table-cell>
              <table:table-cell office:value-type="float" office:value="0.604938271604938">
                <text:p>0.60493827160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3125">
                <text:p>0.203125</text:p>
              </table:table-cell>
              <table:table-cell office:value-type="float" office:value="0.938271604938272">
                <text:p>0.93827160493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3125">
                <text:p>0.703125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125">
                <text:p>0.453125</text:p>
              </table:table-cell>
              <table:table-cell office:value-type="float" office:value="0.419753086419753">
                <text:p>0.41975308641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125">
                <text:p>0.953125</text:p>
              </table:table-cell>
              <table:table-cell office:value-type="float" office:value="0.753086419753086">
                <text:p>0.753086419753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875">
                <text:p>0.046875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6875">
                <text:p>0.546875</text:p>
              </table:table-cell>
              <table:table-cell office:value-type="float" office:value="0.530864197530864">
                <text:p>0.530864197530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875">
                <text:p>0.296875</text:p>
              </table:table-cell>
              <table:table-cell office:value-type="float" office:value="0.864197530864197">
                <text:p>0.86419753086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6875">
                <text:p>0.796875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1875">
                <text:p>0.171875</text:p>
              </table:table-cell>
              <table:table-cell office:value-type="float" office:value="0.641975308641975">
                <text:p>0.64197530864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1875">
                <text:p>0.671875</text:p>
              </table:table-cell>
              <table:table-cell office:value-type="float" office:value="0.975308641975309">
                <text:p>0.975308641975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1875">
                <text:p>0.421875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875">
                <text:p>0.921875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9375">
                <text:p>0.109375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9375">
                <text:p>0.609375</text:p>
              </table:table-cell>
              <table:table-cell office:value-type="float" office:value="0.135802469135802">
                <text:p>0.135802469135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9375">
                <text:p>0.359375</text:p>
              </table:table-cell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9375">
                <text:p>0.859375</text:p>
              </table:table-cell>
              <table:table-cell office:value-type="float" office:value="0.802469135802469">
                <text:p>0.802469135802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75">
                <text:p>0.234375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4375">
                <text:p>0.734375</text:p>
              </table:table-cell>
              <table:table-cell office:value-type="float" office:value="0.580246913580247">
                <text:p>0.58024691358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375">
                <text:p>0.484375</text:p>
              </table:table-cell>
              <table:table-cell office:value-type="float" office:value="0.91358024691358">
                <text:p>0.9135802469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4375">
                <text:p>0.984375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5061728395062">
                <text:p>0.395061728395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8125">
                <text:p>0.5078125</text:p>
              </table:table-cell>
              <table:table-cell office:value-type="float" office:value="0.728395061728395">
                <text:p>0.728395061728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78125">
                <text:p>0.257812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8125">
                <text:p>0.7578125</text:p>
              </table:table-cell>
              <table:table-cell office:value-type="float" office:value="0.506172839506173">
                <text:p>0.506172839506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28125">
                <text:p>0.1328125</text:p>
              </table:table-cell>
              <table:table-cell office:value-type="float" office:value="0.839506172839506">
                <text:p>0.839506172839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28125">
                <text:p>0.6328125</text:p>
              </table:table-cell>
              <table:table-cell office:value-type="float" office:value="0.283950617283951">
                <text:p>0.283950617283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28125">
                <text:p>0.3828125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50617283950617">
                <text:p>0.950617283950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3125">
                <text:p>0.0703125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03125">
                <text:p>0.5703125</text:p>
              </table:table-cell>
              <table:table-cell office:value-type="float" office:value="0.432098765432099">
                <text:p>0.432098765432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03125">
                <text:p>0.3203125</text:p>
              </table:table-cell>
              <table:table-cell office:value-type="float" office:value="0.765432098765432">
                <text:p>0.765432098765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53125">
                <text:p>0.1953125</text:p>
              </table:table-cell>
              <table:table-cell office:value-type="float" office:value="0.54320987654321">
                <text:p>0.54320987654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53125">
                <text:p>0.6953125</text:p>
              </table:table-cell>
              <table:table-cell office:value-type="float" office:value="0.876543209876543">
                <text:p>0.876543209876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53125">
                <text:p>0.4453125</text:p>
              </table:table-cell>
              <table:table-cell office:value-type="float" office:value="0.320987654320988">
                <text:p>0.320987654320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53125">
                <text:p>0.9453125</text:p>
              </table:table-cell>
              <table:table-cell office:value-type="float" office:value="0.654320987654321">
                <text:p>0.65432098765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0625">
                <text:p>0.0390625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37448559670782">
                <text:p>0.33744855967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90625">
                <text:p>0.7890625</text:p>
              </table:table-cell>
              <table:table-cell office:value-type="float" office:value="0.670781893004115">
                <text:p>0.670781893004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40625">
                <text:p>0.1640625</text:p>
              </table:table-cell>
              <table:table-cell office:value-type="float" office:value="0.11522633744856">
                <text:p>0.11522633744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48559670781893">
                <text:p>0.448559670781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0625">
                <text:p>0.414062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0625">
                <text:p>0.9140625</text:p>
              </table:table-cell>
              <table:table-cell office:value-type="float" office:value="0.226337448559671">
                <text:p>0.226337448559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5625">
                <text:p>0.1015625</text:p>
              </table:table-cell>
              <table:table-cell office:value-type="float" office:value="0.559670781893004">
                <text:p>0.559670781893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5625">
                <text:p>0.6015625</text:p>
              </table:table-cell>
              <table:table-cell office:value-type="float" office:value="0.893004115226337">
                <text:p>0.893004115226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625">
                <text:p>0.351562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15625">
                <text:p>0.8515625</text:p>
              </table:table-cell>
              <table:table-cell office:value-type="float" office:value="0.374485596707819">
                <text:p>0.374485596707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5625">
                <text:p>0.2265625</text:p>
              </table:table-cell>
              <table:table-cell office:value-type="float" office:value="0.707818930041152">
                <text:p>0.707818930041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65625">
                <text:p>0.7265625</text:p>
              </table:table-cell>
              <table:table-cell office:value-type="float" office:value="0.152263374485597">
                <text:p>0.152263374485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65625">
                <text:p>0.4765625</text:p>
              </table:table-cell>
              <table:table-cell office:value-type="float" office:value="0.48559670781893">
                <text:p>0.48559670781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818930041152263">
                <text:p>0.818930041152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4375">
                <text:p>0.0234375</text:p>
              </table:table-cell>
              <table:table-cell office:value-type="float" office:value="0.263374485596708">
                <text:p>0.263374485596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96707818930041">
                <text:p>0.596707818930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30041152263374">
                <text:p>0.93004115226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34375">
                <text:p>0.7734375</text:p>
              </table:table-cell>
              <table:table-cell office:value-type="float" office:value="0.0781893004115226">
                <text:p>0.0781893004115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84375">
                <text:p>0.1484375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744855967078189">
                <text:p>0.744855967078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84375">
                <text:p>0.3984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84375">
                <text:p>0.8984375</text:p>
              </table:table-cell>
              <table:table-cell office:value-type="float" office:value="0.522633744855967">
                <text:p>0.5226337448559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9375">
                <text:p>0.0859375</text:p>
              </table:table-cell>
              <table:table-cell office:value-type="float" office:value="0.8559670781893">
                <text:p>0.8559670781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00411522633745">
                <text:p>0.300411522633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59375">
                <text:p>0.3359375</text:p>
              </table:table-cell>
              <table:table-cell office:value-type="float" office:value="0.633744855967078">
                <text:p>0.633744855967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59375">
                <text:p>0.8359375</text:p>
              </table:table-cell>
              <table:table-cell office:value-type="float" office:value="0.967078189300411">
                <text:p>0.967078189300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164609053497942">
                <text:p>0.016460905349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794238683128">
                <text:p>0.349794238683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09375">
                <text:p>0.4609375</text:p>
              </table:table-cell>
              <table:table-cell office:value-type="float" office:value="0.683127572016461">
                <text:p>0.683127572016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09375">
                <text:p>0.9609375</text:p>
              </table:table-cell>
              <table:table-cell office:value-type="float" office:value="0.127572016460905">
                <text:p>0.127572016460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6875">
                <text:p>0.0546875</text:p>
              </table:table-cell>
              <table:table-cell office:value-type="float" office:value="0.460905349794239">
                <text:p>0.460905349794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46875">
                <text:p>0.5546875</text:p>
              </table:table-cell>
              <table:table-cell office:value-type="float" office:value="0.794238683127572">
                <text:p>0.794238683127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46875">
                <text:p>0.3046875</text:p>
              </table:table-cell>
              <table:table-cell office:value-type="float" office:value="0.238683127572016">
                <text:p>0.23868312757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6875">
                <text:p>0.8046875</text:p>
              </table:table-cell>
              <table:table-cell office:value-type="float" office:value="0.57201646090535">
                <text:p>0.572016460905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905349794238683">
                <text:p>0.90534979423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96875">
                <text:p>0.6796875</text:p>
              </table:table-cell>
              <table:table-cell office:value-type="float" office:value="0.0534979423868313">
                <text:p>0.0534979423868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96875">
                <text:p>0.4296875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6875">
                <text:p>0.9296875</text:p>
              </table:table-cell>
              <table:table-cell office:value-type="float" office:value="0.720164609053498">
                <text:p>0.720164609053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497942386831276">
                <text:p>0.497942386831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71875">
                <text:p>0.3671875</text:p>
              </table:table-cell>
              <table:table-cell office:value-type="float" office:value="0.831275720164609">
                <text:p>0.831275720164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75720164609053">
                <text:p>0.275720164609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21875">
                <text:p>0.2421875</text:p>
              </table:table-cell>
              <table:table-cell office:value-type="float" office:value="0.609053497942387">
                <text:p>0.60905349794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94238683127572">
                <text:p>0.94238683127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875">
                <text:p>0.4921875</text:p>
              </table:table-cell>
              <table:table-cell office:value-type="float" office:value="0.0905349794238683">
                <text:p>0.0905349794238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875">
                <text:p>0.9921875</text:p>
              </table:table-cell>
              <table:table-cell office:value-type="float" office:value="0.423868312757202">
                <text:p>0.423868312757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757201646090535">
                <text:p>0.757201646090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01646090534979">
                <text:p>0.201646090534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534979423868313">
                <text:p>0.534979423868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868312757201646">
                <text:p>0.868312757201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31275720164609">
                <text:p>0.312757201646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646090534979424">
                <text:p>0.6460905349794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979423868312757">
                <text:p>0.979423868312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288065843621399">
                <text:p>0.0288065843621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362139917695473">
                <text:p>0.362139917695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695473251028807">
                <text:p>0.695473251028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139917695473251">
                <text:p>0.139917695473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473251028806584">
                <text:p>0.4732510288065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140625">
                <text:p>0.19140625</text:p>
              </table:table-cell>
              <table:table-cell office:value-type="float" office:value="0.806584362139918">
                <text:p>0.806584362139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251028806584362">
                <text:p>0.251028806584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584362139917695">
                <text:p>0.584362139917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917695473251029">
                <text:p>0.91769547325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39917695473251">
                <text:p>0.3991769547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732510288065844">
                <text:p>0.732510288065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510288065843621">
                <text:p>0.510288065843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843621399176955">
                <text:p>0.843621399176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015625">
                <text:p>0.41015625</text:p>
              </table:table-cell>
              <table:table-cell office:value-type="float" office:value="0.288065843621399">
                <text:p>0.288065843621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621399176954732">
                <text:p>0.621399176954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954732510288066">
                <text:p>0.954732510288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102880658436214">
                <text:p>0.10288065843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436213991769547">
                <text:p>0.43621399176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769547325102881">
                <text:p>0.769547325102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0.213991769547325">
                <text:p>0.213991769547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547325102880658">
                <text:p>0.547325102880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880658436213992">
                <text:p>0.880658436213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325102880658436">
                <text:p>0.32510288065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65843621399177">
                <text:p>0.65843621399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991769547325103">
                <text:p>0.991769547325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00823045267489712">
                <text:p>0.00823045267489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34156378600823">
                <text:p>0.34156378600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453125">
                <text:p>0.14453125</text:p>
              </table:table-cell>
              <table:table-cell office:value-type="float" office:value="0.674897119341564">
                <text:p>0.67489711934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119341563786008">
                <text:p>0.119341563786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453125">
                <text:p>0.39453125</text:p>
              </table:table-cell>
              <table:table-cell office:value-type="float" office:value="0.452674897119342">
                <text:p>0.452674897119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30452674897119">
                <text:p>0.230452674897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563786008230453">
                <text:p>0.563786008230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897119341563786">
                <text:p>0.89711934156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0452674897119342">
                <text:p>0.0452674897119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03125">
                <text:p>0.20703125</text:p>
              </table:table-cell>
              <table:table-cell office:value-type="float" office:value="0.378600823045267">
                <text:p>0.378600823045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711934156378601">
                <text:p>0.711934156378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156378600823045">
                <text:p>0.156378600823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489711934156379">
                <text:p>0.489711934156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823045267489712">
                <text:p>0.823045267489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267489711934156">
                <text:p>0.267489711934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078125">
                <text:p>0.30078125</text:p>
              </table:table-cell>
              <table:table-cell office:value-type="float" office:value="0.60082304526749">
                <text:p>0.60082304526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934156378600823">
                <text:p>0.934156378600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578125">
                <text:p>0.17578125</text:p>
              </table:table-cell>
              <table:table-cell office:value-type="float" office:value="0.0823045267489712">
                <text:p>0.082304526748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15637860082305">
                <text:p>0.4156378600823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578125">
                <text:p>0.42578125</text:p>
              </table:table-cell>
              <table:table-cell office:value-type="float" office:value="0.748971193415638">
                <text:p>0.7489711934156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93415637860082">
                <text:p>0.193415637860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526748971193416">
                <text:p>0.526748971193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860082304526749">
                <text:p>0.860082304526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304526748971193">
                <text:p>0.30452674897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637860082304527">
                <text:p>0.637860082304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97119341563786">
                <text:p>0.971193415637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353909465020576">
                <text:p>0.35390946502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687242798353909">
                <text:p>0.687242798353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131687242798354">
                <text:p>0.131687242798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465020576131687">
                <text:p>0.465020576131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171875">
                <text:p>0.26171875</text:p>
              </table:table-cell>
              <table:table-cell office:value-type="float" office:value="0.79835390946502">
                <text:p>0.798353909465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242798353909465">
                <text:p>0.242798353909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576131687242798">
                <text:p>0.57613168724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909465020576132">
                <text:p>0.909465020576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576131687242798">
                <text:p>0.05761316872427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390946502057613">
                <text:p>0.390946502057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724279835390947">
                <text:p>0.72427983539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168724279835391">
                <text:p>0.168724279835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421875">
                <text:p>0.32421875</text:p>
              </table:table-cell>
              <table:table-cell office:value-type="float" office:value="0.502057613168724">
                <text:p>0.5020576131687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835390946502058">
                <text:p>0.835390946502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921875">
                <text:p>0.19921875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613168724279835">
                <text:p>0.613168724279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921875">
                <text:p>0.44921875</text:p>
              </table:table-cell>
              <table:table-cell office:value-type="float" office:value="0.946502057613169">
                <text:p>0.946502057613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946502057613169">
                <text:p>0.094650205761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42798353909465">
                <text:p>0.42798353909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761316872427984">
                <text:p>0.761316872427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296875">
                <text:p>0.29296875</text:p>
              </table:table-cell>
              <table:table-cell office:value-type="float" office:value="0.205761316872428">
                <text:p>0.205761316872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539094650205761">
                <text:p>0.53909465020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872427983539094">
                <text:p>0.872427983539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316872427983539">
                <text:p>0.3168724279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650205761316872">
                <text:p>0.65020576131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983539094650206">
                <text:p>0.983539094650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0329218106995885">
                <text:p>0.0329218106995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66255144032922">
                <text:p>0.366255144032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5546875">
                <text:p>0.35546875</text:p>
              </table:table-cell>
              <table:table-cell office:value-type="float" office:value="0.699588477366255">
                <text:p>0.699588477366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477366255144033">
                <text:p>0.477366255144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810699588477366">
                <text:p>0.810699588477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46875">
                <text:p>0.48046875</text:p>
              </table:table-cell>
              <table:table-cell office:value-type="float" office:value="0.255144032921811">
                <text:p>0.2551440329218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588477366255144">
                <text:p>0.588477366255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921810699588477">
                <text:p>0.921810699588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0699588477366255">
                <text:p>0.0699588477366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734375">
                <text:p>0.27734375</text:p>
              </table:table-cell>
              <table:table-cell office:value-type="float" office:value="0.403292181069959">
                <text:p>0.4032921810699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736625514403292">
                <text:p>0.736625514403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234375">
                <text:p>0.152343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51440329218107">
                <text:p>0.51440329218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234375">
                <text:p>0.40234375</text:p>
              </table:table-cell>
              <table:table-cell office:value-type="float" office:value="0.847736625514403">
                <text:p>0.847736625514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292181069958848">
                <text:p>0.292181069958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625514403292181">
                <text:p>0.6255144032921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958847736625514">
                <text:p>0.958847736625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106995884773663">
                <text:p>0.106995884773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440329218106996">
                <text:p>0.440329218106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.773662551440329">
                <text:p>0.7736625514403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218106995884774">
                <text:p>0.218106995884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484375">
                <text:p>0.46484375</text:p>
              </table:table-cell>
              <table:table-cell office:value-type="float" office:value="0.551440329218107">
                <text:p>0.551440329218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88477366255144">
                <text:p>0.88477366255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662551440329218">
                <text:p>0.662551440329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859375">
                <text:p>0.30859375</text:p>
              </table:table-cell>
              <table:table-cell office:value-type="float" office:value="0.995884773662551">
                <text:p>0.995884773662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00137174211248285">
                <text:p>0.00137174211248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0.334705075445816">
                <text:p>0.334705075445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668038408779149">
                <text:p>0.668038408779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59375">
                <text:p>0.43359375</text:p>
              </table:table-cell>
              <table:table-cell office:value-type="float" office:value="0.112482853223594">
                <text:p>0.112482853223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445816186556927">
                <text:p>0.445816186556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779149519890261">
                <text:p>0.779149519890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223593964334705">
                <text:p>0.2235939643347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109375">
                <text:p>0.37109375</text:p>
              </table:table-cell>
              <table:table-cell office:value-type="float" office:value="0.556927297668038">
                <text:p>0.5569272976680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890260631001372">
                <text:p>0.890260631001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609375">
                <text:p>0.24609375</text:p>
              </table:table-cell>
              <table:table-cell office:value-type="float" office:value="0.0384087791495199">
                <text:p>0.0384087791495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371742112482853">
                <text:p>0.371742112482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609375">
                <text:p>0.49609375</text:p>
              </table:table-cell>
              <table:table-cell office:value-type="float" office:value="0.705075445816187">
                <text:p>0.7050754458161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149519890260631">
                <text:p>0.1495198902606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482853223593964">
                <text:p>0.4828532235939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816186556927297">
                <text:p>0.816186556927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260631001371742">
                <text:p>0.260631001371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593964334705075">
                <text:p>0.5939643347050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927297668038409">
                <text:p>0.9272976680384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0754458161865569">
                <text:p>0.0754458161865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0.40877914951989">
                <text:p>0.40877914951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742112482853223">
                <text:p>0.742112482853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6556927297668">
                <text:p>0.1865569272976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519890260631001">
                <text:p>0.519890260631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0.853223593964334">
                <text:p>0.853223593964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297668038408779">
                <text:p>0.297668038408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0.631001371742112">
                <text:p>0.631001371742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964334705075446">
                <text:p>0.964334705075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0137174211248285">
                <text:p>0.0137174211248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347050754458162">
                <text:p>0.347050754458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0.680384087791495">
                <text:p>0.680384087791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12482853223594">
                <text:p>0.12482853223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0.458161865569273">
                <text:p>0.458161865569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791495198902606">
                <text:p>0.791495198902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0.235939643347051">
                <text:p>0.235939643347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569272976680384">
                <text:p>0.569272976680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0.902606310013717">
                <text:p>0.902606310013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507544581618656">
                <text:p>0.050754458161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384087791495199">
                <text:p>0.3840877914951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717421124828532">
                <text:p>0.717421124828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0.161865569272977">
                <text:p>0.1618655692729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49519890260631">
                <text:p>0.49519890260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0.828532235939643">
                <text:p>0.828532235939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272976680384088">
                <text:p>0.272976680384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0.606310013717421">
                <text:p>0.6063100137174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939643347050754">
                <text:p>0.939643347050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0.0877914951989026">
                <text:p>0.0877914951989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421124828532236">
                <text:p>0.421124828532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0.754458161865569">
                <text:p>0.754458161865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98902606310014">
                <text:p>0.198902606310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0.532235939643347">
                <text:p>0.5322359396433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86556927297668">
                <text:p>0.86556927297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0.310013717421125">
                <text:p>0.310013717421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643347050754458">
                <text:p>0.643347050754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976680384087791">
                <text:p>0.9766803840877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0260631001371742">
                <text:p>0.0260631001371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0.359396433470508">
                <text:p>0.359396433470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692729766803841">
                <text:p>0.69272976680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70507544581619">
                <text:p>0.470507544581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803840877914952">
                <text:p>0.803840877914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248285322359396">
                <text:p>0.248285322359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58161865569273">
                <text:p>0.58161865569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914951989026063">
                <text:p>0.914951989026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0.0631001371742112">
                <text:p>0.0631001371742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396433470507545">
                <text:p>0.396433470507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0.729766803840878">
                <text:p>0.729766803840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174211248285322">
                <text:p>0.174211248285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0.507544581618656">
                <text:p>0.507544581618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840877914951989">
                <text:p>0.8408779149519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285322359396433">
                <text:p>0.285322359396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618655692729767">
                <text:p>0.6186556927297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9519890260631">
                <text:p>0.9519890260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100137174211248">
                <text:p>0.100137174211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433470507544582">
                <text:p>0.433470507544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766803840877915">
                <text:p>0.7668038408779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0.211248285322359">
                <text:p>0.2112482853223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544581618655693">
                <text:p>0.5445816186556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877914951989026">
                <text:p>0.8779149519890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32235939643347">
                <text:p>0.322359396433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0.655692729766804">
                <text:p>0.655692729766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989026063100137">
                <text:p>0.989026063100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38820301783265">
                <text:p>0.3388203017832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0.672153635116598">
                <text:p>0.672153635116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116598079561043">
                <text:p>0.116598079561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449931412894376">
                <text:p>0.449931412894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783264746227709">
                <text:p>0.783264746227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227709190672154">
                <text:p>0.2277091906721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561042524005487">
                <text:p>0.5610425240054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0.89437585733882">
                <text:p>0.89437585733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0425240054869685">
                <text:p>0.0425240054869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0.375857338820302">
                <text:p>0.375857338820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709190672153635">
                <text:p>0.709190672153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15363511659808">
                <text:p>0.15363511659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486968449931413">
                <text:p>0.486968449931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820301783264746">
                <text:p>0.820301783264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264746227709191">
                <text:p>0.264746227709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0.598079561042524">
                <text:p>0.598079561042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931412894375857">
                <text:p>0.9314128943758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0.0795610425240055">
                <text:p>0.079561042524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412894375857339">
                <text:p>0.412894375857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746227709190672">
                <text:p>0.746227709190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190672153635117">
                <text:p>0.190672153635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0.52400548696845">
                <text:p>0.524005486968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857338820301783">
                <text:p>0.857338820301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0.301783264746228">
                <text:p>0.30178326474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635116598079561">
                <text:p>0.6351165980795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0.968449931412894">
                <text:p>0.968449931412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0.35116598079561">
                <text:p>0.351165980795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684499314128944">
                <text:p>0.6844993141289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0.128943758573388">
                <text:p>0.1289437585733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462277091906721">
                <text:p>0.462277091906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0.795610425240055">
                <text:p>0.79561042524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240054869684499">
                <text:p>0.2400548696844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0.573388203017833">
                <text:p>0.573388203017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906721536351166">
                <text:p>0.9067215363511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0548696844993141">
                <text:p>0.0548696844993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88203017832647">
                <text:p>0.388203017832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0.721536351165981">
                <text:p>0.7215363511659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165980795610425">
                <text:p>0.165980795610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0.499314128943759">
                <text:p>0.4993141289437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832647462277092">
                <text:p>0.832647462277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0.277091906721536">
                <text:p>0.27709190672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61042524005487">
                <text:p>0.61042524005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943758573388203">
                <text:p>0.943758573388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0919067215363511">
                <text:p>0.0919067215363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0.425240054869684">
                <text:p>0.425240054869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758573388203018">
                <text:p>0.758573388203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536351165980795">
                <text:p>0.536351165980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0.869684499314129">
                <text:p>0.869684499314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314128943758573">
                <text:p>0.3141289437585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.647462277091907">
                <text:p>0.6474622770919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98079561042524">
                <text:p>0.980795610425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0.0301783264746228">
                <text:p>0.0301783264746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363511659807956">
                <text:p>0.363511659807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0.696844993141289">
                <text:p>0.6968449931412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141289437585734">
                <text:p>0.141289437585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0.474622770919067">
                <text:p>0.474622770919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8079561042524">
                <text:p>0.8079561042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252400548696845">
                <text:p>0.252400548696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585733882030178">
                <text:p>0.5857338820301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0.919067215363511">
                <text:p>0.9190672153635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0672153635116598">
                <text:p>0.0672153635116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.400548696844993">
                <text:p>0.4005486968449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733882030178326">
                <text:p>0.733882030178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0.178326474622771">
                <text:p>0.1783264746227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511659807956104">
                <text:p>0.511659807956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844993141289437">
                <text:p>0.8449931412894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289437585733882">
                <text:p>0.289437585733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0.622770919067215">
                <text:p>0.62277091906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956104252400549">
                <text:p>0.9561042524005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04252400548697">
                <text:p>0.1042524005486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3758573388203">
                <text:p>0.43758573388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0.770919067215363">
                <text:p>0.7709190672153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215363511659808">
                <text:p>0.215363511659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0.548696844993141">
                <text:p>0.5486968449931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882030178326474">
                <text:p>0.882030178326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0.326474622770919">
                <text:p>0.326474622770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659807956104252">
                <text:p>0.659807956104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0.993141289437586">
                <text:p>0.993141289437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00960219478737997">
                <text:p>0.009602194787379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0.342935528120713">
                <text:p>0.342935528120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676268861454046">
                <text:p>0.676268861454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20713305898491">
                <text:p>0.120713305898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454046639231824">
                <text:p>0.454046639231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0.787379972565158">
                <text:p>0.787379972565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31824417009602">
                <text:p>0.23182441700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0.565157750342936">
                <text:p>0.565157750342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898491083676269">
                <text:p>0.898491083676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046639231824417">
                <text:p>0.046639231824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37997256515775">
                <text:p>0.379972565157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0.713305898491084">
                <text:p>0.71330589849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157750342935528">
                <text:p>0.1577503429355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0.491083676268861">
                <text:p>0.491083676268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824417009602194">
                <text:p>0.824417009602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0.268861454046639">
                <text:p>0.268861454046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602194787379972">
                <text:p>0.602194787379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0.935528120713306">
                <text:p>0.93552812071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676268861454">
                <text:p>0.083676268861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417009602194787">
                <text:p>0.4170096021947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750342935528121">
                <text:p>0.7503429355281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194787379972565">
                <text:p>0.1947873799725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528120713305898">
                <text:p>0.528120713305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0.861454046639232">
                <text:p>0.8614540466392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305898491083676">
                <text:p>0.3058984910836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0.63923182441701">
                <text:p>0.639231824417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972565157750343">
                <text:p>0.9725651577503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0219478737997256">
                <text:p>0.0219478737997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55281207133059">
                <text:p>0.355281207133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0.688614540466392">
                <text:p>0.688614540466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33058984910837">
                <text:p>0.133058984910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46639231824417">
                <text:p>0.46639231824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799725651577503">
                <text:p>0.7997256515775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0.244170096021948">
                <text:p>0.244170096021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577503429355281">
                <text:p>0.577503429355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910836762688614">
                <text:p>0.910836762688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0589849108367627">
                <text:p>0.05898491083676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0.392318244170096">
                <text:p>0.3923182441700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725651577503429">
                <text:p>0.7256515775034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70096021947874">
                <text:p>0.170096021947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503429355281207">
                <text:p>0.503429355281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0.83676268861454">
                <text:p>0.83676268861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281207133058985">
                <text:p>0.2812071330589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614540466392318">
                <text:p>0.614540466392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947873799725651">
                <text:p>0.947873799725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0.0960219478737997">
                <text:p>0.0960219478737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429355281207133">
                <text:p>0.4293552812071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762688614540466">
                <text:p>0.762688614540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207133058984911">
                <text:p>0.207133058984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0.540466392318244">
                <text:p>0.540466392318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873799725651577">
                <text:p>0.8737997256515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318244170096022">
                <text:p>0.318244170096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651577503429355">
                <text:p>0.651577503429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984910836762688">
                <text:p>0.9849108367626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0342935528120713">
                <text:p>0.0342935528120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0.367626886145405">
                <text:p>0.367626886145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700960219478738">
                <text:p>0.700960219478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0.145404663923182">
                <text:p>0.145404663923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478737997256516">
                <text:p>0.478737997256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812071330589849">
                <text:p>0.812071330589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56515775034294">
                <text:p>0.2565157750342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589849108367627">
                <text:p>0.5898491083676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92318244170096">
                <text:p>0.92318244170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0.0713305898491084">
                <text:p>0.07133058984910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04663923182442">
                <text:p>0.4046639231824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0.737997256515775">
                <text:p>0.7379972565157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82441700960219">
                <text:p>0.182441700960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515775034293553">
                <text:p>0.515775034293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849108367626886">
                <text:p>0.8491083676268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0.293552812071331">
                <text:p>0.29355281207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626886145404664">
                <text:p>0.626886145404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0.960219478737997">
                <text:p>0.960219478737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108367626886145">
                <text:p>0.108367626886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0.441700960219479">
                <text:p>0.4417009602194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775034293552812">
                <text:p>0.775034293552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0.219478737997256">
                <text:p>0.219478737997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55281207133059">
                <text:p>0.552812071330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0.886145404663923">
                <text:p>0.886145404663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330589849108368">
                <text:p>0.330589849108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0.663923182441701">
                <text:p>0.6639231824417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997256515775034">
                <text:p>0.99725651577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0.00274348422496571">
                <text:p>0.002743484224965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336076817558299">
                <text:p>0.336076817558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669410150891632">
                <text:p>0.669410150891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113854595336077">
                <text:p>0.113854595336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0.44718792866941">
                <text:p>0.44718792866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780521262002743">
                <text:p>0.780521262002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0.224965706447188">
                <text:p>0.224965706447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558299039780521">
                <text:p>0.5582990397805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0.891632373113855">
                <text:p>0.8916323731138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397805212620027">
                <text:p>0.03978052126200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373113854595336">
                <text:p>0.3731138545953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706447187928669">
                <text:p>0.706447187928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0.150891632373114">
                <text:p>0.150891632373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484224965706447">
                <text:p>0.484224965706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0.81755829903978">
                <text:p>0.8175582990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